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46fd"/>
    </style:style>
    <style:style style:name="P2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</style:style>
    <style:style style:name="T1" style:family="text">
      <style:text-properties officeooo:rsid="001c46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ript started on 2019-03-03 19:27:34+0530</text:p>
      <text:p text:style-name="Standard">praveen@praveen</text:p>
      <text:p text:style-name="Standard">praveen@praveen$ cat FCFS.c</text:p>
      <text:p text:style-name="Standard">#include&lt;stdio.h&gt;</text:p>
      <text:p text:style-name="Standard">typedef struct process</text:p>
      <text:p text:style-name="Standard">{</text:p>
      <text:p text:style-name="Standard"><text:tab/>int id;</text:p>
      <text:p text:style-name="Standard"><text:tab/>float at, bt, st, ft, wt, tat, rt;</text:p>
      <text:p text:style-name="Standard">}Process;</text:p>
      <text:p text:style-name="Standard">Process p[100];</text:p>
      <text:p text:style-name="Standard">int N = 0;</text:p>
      <text:p text:style-name="Standard">void line(int n)</text:p>
      <text:p text:style-name="Standard">{</text:p>
      <text:p text:style-name="Standard"><text:s text:c="4"/>for(int l = 0; l &lt; n; l++) for(int i = 0; i &lt; 11 + (1/(l+1)); i++) printf("-");</text:p>
      <text:p text:style-name="Standard"><text:s text:c="4"/>printf("\n");</text:p>
      <text:p text:style-name="Standard">}</text:p>
      <text:p text:style-name="Standard">void input()</text:p>
      <text:p text:style-name="Standard">{</text:p>
      <text:p text:style-name="Standard"><text:tab/>printf("No. of processes: ");</text:p>
      <text:p text:style-name="Standard"><text:tab/>while(N == 0) scanf("%d", &amp;N);</text:p>
      <text:p text:style-name="Standard"><text:tab/>for(int i = 0; i &lt; N; i++)</text:p>
      <text:p text:style-name="Standard"><text:tab/>{</text:p>
      <text:p text:style-name="Standard"><text:tab/><text:tab/>printf("Enter AT and BT of P%d: ", i+1);</text:p>
      <text:p text:style-name="Standard"><text:tab/><text:tab/>scanf("%f %f", &amp;(p[i].at), &amp;(p[i].bt));</text:p>
      <text:p text:style-name="Standard"><text:tab/><text:tab/>p[i].id = i + 1;</text:p>
      <text:p text:style-name="Standard"><text:tab/>}</text:p>
      <text:p text:style-name="Standard">}</text:p>
      <text:p text:style-name="Standard">void fcfs()</text:p>
      <text:p text:style-name="Standard">{</text:p>
      <text:p text:style-name="Standard"><text:tab/>for(int i = 0; i &lt; N - 1; i++)</text:p>
      <text:p text:style-name="Standard"><text:tab/><text:tab/>for(int j = 0; j &lt; N - 1; j++)</text:p>
      <text:p text:style-name="Standard"><text:tab/><text:tab/><text:tab/>if(p[j].at &gt; p[j+1].at)</text:p>
      <text:p text:style-name="Standard"><text:tab/><text:tab/><text:tab/>{</text:p>
      <text:p text:style-name="Standard"><text:tab/><text:tab/><text:tab/><text:tab/>Process t = p[j];</text:p>
      <text:p text:style-name="Standard"><text:tab/><text:tab/><text:tab/><text:tab/>p[j] = p[j+1];</text:p>
      <text:p text:style-name="Standard"><text:tab/><text:tab/><text:tab/><text:tab/>p[j+1] = t;</text:p>
      <text:p text:style-name="Standard"><text:tab/><text:tab/><text:tab/>}</text:p>
      <text:p text:style-name="Standard"><text:tab/>float avgwt, avgtat, avgrt;</text:p>
      <text:p text:style-name="Standard"><text:tab/>p[0].st = p[0].at;</text:p>
      <text:p text:style-name="Standard"><text:tab/>p[0].ft = p[0].st + p[0].bt;</text:p>
      <text:p text:style-name="Standard"><text:tab/>p[0].wt = 0;</text:p>
      <text:p text:style-name="Standard"><text:tab/>p[0].rt = 0;</text:p>
      <text:p text:style-name="Standard"><text:tab/>p[0].tat = p[0].ft - p[0].at;</text:p>
      <text:p text:style-name="Standard"><text:tab/>avgwt = p[0].wt; avgtat = p[0].tat; avgrt = p[0].rt;</text:p>
      <text:p text:style-name="Standard"><text:tab/>for(int i = 1; i &lt; N; i++)</text:p>
      <text:p text:style-name="Standard"><text:tab/>{</text:p>
      <text:p text:style-name="Standard"><text:s text:c="8"/>p[i].st = (p[i-1].ft &gt; p[i].at) ? p[i-1].ft : p[i].at;</text:p>
      <text:p text:style-name="Standard"><text:tab/><text:tab/>p[i].ft = p[i].st + p[i].bt;</text:p>
      <text:p text:style-name="Standard"><text:tab/><text:tab/>p[i].wt = p[i].st - p[i].at;</text:p>
      <text:p text:style-name="Standard"><text:tab/><text:tab/>p[i].rt = p[i].wt;</text:p>
      <text:p text:style-name="Standard"><text:soft-page-break/><text:tab/><text:tab/>p[i].tat = p[i].ft - p[i].at;</text:p>
      <text:p text:style-name="Standard"><text:tab/><text:tab/>avgwt += p[i].wt; avgtat += p[i].tat; avgrt += p[i].rt;</text:p>
      <text:p text:style-name="Standard"><text:tab/>}</text:p>
      <text:p text:style-name="Standard"><text:tab/>printf("\nFCFS Scheduling:\nPID \t AT \t BT \t ST \t FT \t WT \t TAT \t RT\n");</text:p>
      <text:p text:style-name="Standard"><text:tab/>avgwt/=N; avgtat/=N; avgrt/=N;</text:p>
      <text:p text:style-name="Standard"><text:tab/>for(int i = 0; i &lt; N; i++)</text:p>
      <text:p text:style-name="Standard"><text:tab/>{</text:p>
      <text:p text:style-name="Standard"><text:tab/><text:tab/>printf("P %d \t %.2f \t %.2f \t %.2f \t %.2f \t %.2f \t %.2f \t %.2f", p[i].id, p[i].at, p[i].bt, p[i].st, p[i].ft, p[i].wt, p[i].tat, p[i].rt);</text:p>
      <text:p text:style-name="Standard"><text:tab/><text:tab/>printf("\n");</text:p>
      <text:p text:style-name="Standard"><text:tab/>}</text:p>
      <text:p text:style-name="Standard"><text:tab/>printf("Average: WT = %3.2f TAT = %3.2f RT = %3.2f\n\n", avgwt, avgtat, avgrt);</text:p>
      <text:p text:style-name="Standard"><text:s text:c="4"/>printf("Gantt chart:\n");</text:p>
      <text:p text:style-name="Standard"><text:s text:c="4"/>line(N);</text:p>
      <text:p text:style-name="Standard"><text:s text:c="4"/>for(int i = 0; i &lt;= 2; i++)</text:p>
      <text:p text:style-name="Standard"><text:s text:c="4"/>{</text:p>
      <text:p text:style-name="Standard"><text:s text:c="8"/>if(i==1) { for(int j = 0; j &lt; N; j++) printf("| <text:s text:c="3"/>P%d <text:s text:c="3"/>", p[j].id); printf("|"); }</text:p>
      <text:p text:style-name="Standard"><text:s text:c="8"/>else { for(int j = 0; j &lt; N; j++) printf("| <text:s text:c="9"/>"); printf("|"); }</text:p>
      <text:p text:style-name="Standard"><text:s text:c="8"/>printf("\n");</text:p>
      <text:p text:style-name="Standard"><text:s text:c="4"/>}</text:p>
      <text:p text:style-name="Standard"><text:s text:c="4"/>line(N);</text:p>
      <text:p text:style-name="Standard"><text:s text:c="4"/>for(int i = 0; i &lt; N; i++)</text:p>
      <text:p text:style-name="Standard"><text:s text:c="4"/>{</text:p>
      <text:p text:style-name="Standard"><text:s text:c="8"/>printf("%.1f <text:s text:c="4"/>%.1f ",p[i].st,p[i].ft);</text:p>
      <text:p text:style-name="Standard"><text:s text:c="4"/>}</text:p>
      <text:p text:style-name="Standard"><text:s text:c="4"/>printf("\n");</text:p>
      <text:p text:style-name="Standard">}</text:p>
      <text:p text:style-name="Standard">int main()</text:p>
      <text:p text:style-name="Standard">{</text:p>
      <text:p text:style-name="Standard"><text:tab/>input();</text:p>
      <text:p text:style-name="Standard"><text:tab/>fcfs();</text:p>
      <text:p text:style-name="Standard">}</text:p>
      <text:p text:style-name="Standard"/>
      <text:p text:style-name="Standard"/>
      <text:p text:style-name="P1">praveen@praveen- <text:span text:style-name="T1">$</text:span> gcc FCFS.c -o FCFS</text:p>
      <text:p text:style-name="Standard">praveen@praveen- <text:span text:style-name="T1">$ </text:span>./FCFS</text:p>
      <text:p text:style-name="Standard">No. of processes: 5</text:p>
      <text:p text:style-name="Standard">Enter AT and BT of P1: 8 20</text:p>
      <text:p text:style-name="Standard">Enter AT and BT of P2: 2 10</text:p>
      <text:p text:style-name="Standard">Enter AT and BT of P3: 10 5</text:p>
      <text:p text:style-name="Standard">Enter AT and BT of P4: 5 6</text:p>
      <text:p text:style-name="Standard">Enter AT and BT of P5: 25 30</text:p>
      <text:p text:style-name="Standard"/>
      <text:p text:style-name="Standard">FCFS Scheduling:</text:p>
      <text:p text:style-name="Standard">PID <text:tab/> AT <text:tab/> BT <text:tab/> ST <text:tab/> FT <text:tab/> WT <text:tab/> TAT <text:tab/> RT</text:p>
      <text:p text:style-name="Standard">P 2 <text:tab/> 2.00 <text:tab/> 10.00 <text:tab/> 2.00 <text:tab/> 12.00 <text:tab/> 0.00 <text:tab/> 10.00 <text:tab/> 0.00</text:p>
      <text:p text:style-name="Standard">P 4 <text:tab/> 5.00 <text:tab/> 6.00 <text:tab/> 12.00 <text:tab/> 18.00 <text:tab/> 7.00 <text:tab/> 13.00 <text:tab/> 7.00</text:p>
      <text:p text:style-name="Standard">P 1 <text:tab/> 8.00 <text:tab/> 20.00 <text:tab/> 18.00 <text:tab/> 38.00 <text:tab/> 10.00 <text:tab/> 30.00 <text:tab/> 10.00</text:p>
      <text:p text:style-name="Standard">P 3 <text:tab/> 10.00 <text:tab/> 5.00 <text:tab/> 38.00 <text:tab/> 43.00 <text:tab/> 28.00 <text:tab/> 33.00 <text:tab/> 28.00</text:p>
      <text:p text:style-name="Standard">P 5 <text:tab/> 25.00 <text:tab/> 30.00 <text:tab/> 43.00 <text:tab/> 73.00 <text:tab/> 18.00 <text:tab/> 48.00 <text:tab/> 18.00</text:p>
      <text:p text:style-name="Standard"><text:soft-page-break/>Average: WT = 12.60 TAT = 26.80 RT = 12.60</text:p>
      <text:p text:style-name="Standard"/>
      <text:p text:style-name="Standard">Gantt chart:</text:p>
      <text:p text:style-name="Standard">--------------------------------------------------------</text:p>
      <text:p text:style-name="Standard">| <text:s text:c="9"/>| <text:s text:c="9"/>| <text:s text:c="9"/>| <text:s text:c="9"/>| <text:s text:c="9"/>|</text:p>
      <text:p text:style-name="Standard">| <text:s text:c="3"/>P2 <text:s text:c="3"/>| <text:s text:c="3"/>P4 <text:s text:c="3"/>| <text:s text:c="3"/>P1 <text:s text:c="3"/>| <text:s text:c="3"/>P3 <text:s text:c="3"/>| <text:s text:c="3"/>P5 <text:s text:c="3"/>|</text:p>
      <text:p text:style-name="Standard">| <text:s text:c="9"/>| <text:s text:c="9"/>| <text:s text:c="9"/>| <text:s text:c="9"/>| <text:s text:c="9"/>|</text:p>
      <text:p text:style-name="Standard">--------------------------------------------------------</text:p>
      <text:p text:style-name="Standard">2.0 <text:s text:c="4"/>12.0 12.0 <text:s text:c="4"/>18.0 18.0 <text:s text:c="4"/>38.0 38.0 <text:s text:c="4"/>43.0 43.0 <text:s text:c="4"/>73.0 </text:p>
      <text:p text:style-name="Standard">praveen@praveen$ ls</text:p>
      <text:p text:style-name="Standard">praveen@praveen$ cat NPSJF.c</text:p>
      <text:p text:style-name="Standard">#include&lt;stdio.h&gt;</text:p>
      <text:p text:style-name="Standard">#include&lt;stdlib.h&gt;</text:p>
      <text:p text:style-name="Standard">typedef struct process {</text:p>
      <text:p text:style-name="Standard"><text:s text:c="4"/>int id;</text:p>
      <text:p text:style-name="Standard"><text:s text:c="4"/>int st, ft;</text:p>
      <text:p text:style-name="Standard">}Process;</text:p>
      <text:p text:style-name="Standard">Process pe[100];</text:p>
      <text:p text:style-name="Standard">int pid[10], at[10], bt[10], st[10], ft[10], tat[10], rt[10], wt[10];</text:p>
      <text:p text:style-name="Standard">int curr, n, p_done[10];</text:p>
      <text:p text:style-name="Standard">float pt = 0, w = 0, t = 0, r = 0, time = 0;</text:p>
      <text:p text:style-name="Standard">int total = 0, tot = 0;</text:p>
      <text:p text:style-name="Standard">typedef struct node {</text:p>
      <text:p text:style-name="Standard"><text:s text:c="4"/>int data;</text:p>
      <text:p text:style-name="Standard"><text:s text:c="4"/>int bt;</text:p>
      <text:p text:style-name="Standard"><text:s text:c="4"/>struct node* next;</text:p>
      <text:p text:style-name="Standard">}Node;</text:p>
      <text:p text:style-name="Standard">Node *front = NULL;</text:p>
      <text:p text:style-name="Standard">Node *rear = NULL;</text:p>
      <text:p text:style-name="Standard">void line(int n)</text:p>
      <text:p text:style-name="Standard">{</text:p>
      <text:p text:style-name="Standard"><text:s text:c="4"/>for(int l = 0; l &lt; n; l++) for(int i = 0; i &lt; 11 + (1/(l+1)); i++) printf("-");</text:p>
      <text:p text:style-name="Standard"><text:s text:c="4"/>printf("\n");</text:p>
      <text:p text:style-name="Standard">}</text:p>
      <text:p text:style-name="Standard">Node* newNode(int d, int p)</text:p>
      <text:p text:style-name="Standard">{</text:p>
      <text:p text:style-name="Standard"><text:s text:c="4"/>Node *temp = (Node*)malloc(sizeof(Node));</text:p>
      <text:p text:style-name="Standard"><text:s text:c="4"/>temp-&gt;data = d;</text:p>
      <text:p text:style-name="Standard"><text:s text:c="4"/>temp-&gt;bt = p;</text:p>
      <text:p text:style-name="Standard"><text:s text:c="4"/>temp-&gt;next = NULL;</text:p>
      <text:p text:style-name="Standard"><text:s text:c="4"/>return temp;</text:p>
      <text:p text:style-name="Standard">}</text:p>
      <text:p text:style-name="Standard">void dequeue(Node** front)</text:p>
      <text:p text:style-name="Standard">{</text:p>
      <text:p text:style-name="Standard"><text:s text:c="4"/>Node* temp = *front;</text:p>
      <text:p text:style-name="Standard"><text:s text:c="4"/>(*front) = (*front)-&gt;next;</text:p>
      <text:p text:style-name="Standard"><text:s text:c="4"/>free(temp);</text:p>
      <text:p text:style-name="Standard">}</text:p>
      <text:p text:style-name="Standard">void enqueue(Node** front, int d, int p)</text:p>
      <text:p text:style-name="Standard">{</text:p>
      <text:p text:style-name="Standard"><text:soft-page-break/><text:s text:c="4"/>Node* start = (*front);</text:p>
      <text:p text:style-name="Standard"><text:s text:c="4"/>Node* temp = newNode(d, p);</text:p>
      <text:p text:style-name="Standard"><text:s text:c="4"/>if(start==NULL)</text:p>
      <text:p text:style-name="Standard"><text:s text:c="4"/>{</text:p>
      <text:p text:style-name="Standard"><text:s text:c="8"/>*front=temp;</text:p>
      <text:p text:style-name="Standard"><text:s text:c="4"/>}</text:p>
      <text:p text:style-name="Standard"><text:s text:c="4"/>else if ((*front)-&gt;bt &gt; p)</text:p>
      <text:p text:style-name="Standard"><text:s text:c="4"/>{</text:p>
      <text:p text:style-name="Standard"><text:s text:c="8"/>temp-&gt;next = *front;</text:p>
      <text:p text:style-name="Standard"><text:s text:c="8"/>(*front) = temp;</text:p>
      <text:p text:style-name="Standard"><text:s text:c="4"/>}</text:p>
      <text:p text:style-name="Standard"><text:s text:c="4"/>else {</text:p>
      <text:p text:style-name="Standard"><text:s text:c="8"/>while (start-&gt;next != NULL &amp;&amp; <text:s/>start-&gt;next-&gt;bt &lt;p)</text:p>
      <text:p text:style-name="Standard"><text:s text:c="8"/>{</text:p>
      <text:p text:style-name="Standard"><text:s text:c="12"/>start = start-&gt;next;</text:p>
      <text:p text:style-name="Standard"><text:s text:c="8"/>}</text:p>
      <text:p text:style-name="Standard"><text:s text:c="8"/>temp-&gt;next = start-&gt;next;</text:p>
      <text:p text:style-name="Standard"><text:s text:c="8"/>start-&gt;next = temp;</text:p>
      <text:p text:style-name="Standard"><text:s text:c="4"/>}</text:p>
      <text:p text:style-name="Standard">}</text:p>
      <text:p text:style-name="Standard">void update()</text:p>
      <text:p text:style-name="Standard">{</text:p>
      <text:p text:style-name="Standard"><text:s text:c="4"/>int flag = 0;</text:p>
      <text:p text:style-name="Standard"><text:s text:c="4"/>if(wt[curr] == -1)</text:p>
      <text:p text:style-name="Standard"><text:s text:c="4"/>{</text:p>
      <text:p text:style-name="Standard"><text:s text:c="8"/>wt[curr] = st[curr] - at[curr];</text:p>
      <text:p text:style-name="Standard"><text:s text:c="8"/>rt[curr] = st[curr] - at[curr];</text:p>
      <text:p text:style-name="Standard"><text:s text:c="8"/>r += rt[curr];</text:p>
      <text:p text:style-name="Standard"><text:s text:c="8"/>flag = 1;</text:p>
      <text:p text:style-name="Standard"><text:s text:c="4"/>}</text:p>
      <text:p text:style-name="Standard"><text:s text:c="4"/>else wt[curr] = wt[curr]+(pt-ft[curr]);</text:p>
      <text:p text:style-name="Standard"><text:s text:c="4"/>ft[curr] = time;</text:p>
      <text:p text:style-name="Standard"><text:s text:c="4"/>pe[tot].ft = ft[curr];</text:p>
      <text:p text:style-name="Standard"><text:s text:c="4"/>tot++;</text:p>
      <text:p text:style-name="Standard"><text:s text:c="4"/>printf("%d \t %d \t %d \t",st[curr],ft[curr],wt[curr]);</text:p>
      <text:p text:style-name="Standard"><text:s text:c="4"/>if(bt[curr]!=0)</text:p>
      <text:p text:style-name="Standard"><text:s text:c="4"/>{</text:p>
      <text:p text:style-name="Standard"><text:s text:c="8"/>printf("--\t");</text:p>
      <text:p text:style-name="Standard"><text:s text:c="8"/>p_done[curr] = 1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tat[curr] = ft[curr] - at[curr];</text:p>
      <text:p text:style-name="Standard"><text:s text:c="8"/>printf("%d\t",tat[curr]);</text:p>
      <text:p text:style-name="Standard"><text:s text:c="4"/>}</text:p>
      <text:p text:style-name="Standard"><text:s text:c="4"/>if(flag==1)</text:p>
      <text:p text:style-name="Standard"><text:s text:c="4"/>{</text:p>
      <text:p text:style-name="Standard"><text:s text:c="8"/>rt[curr] = st[curr] - at[curr];</text:p>
      <text:p text:style-name="Standard"><text:s text:c="8"/>r = r + rt[curr];</text:p>
      <text:p text:style-name="Standard"><text:s text:c="8"/>printf("%d\n",rt[curr]);</text:p>
      <text:p text:style-name="Standard"><text:soft-page-break/><text:s text:c="4"/>}</text:p>
      <text:p text:style-name="Standard"><text:s text:c="4"/>else</text:p>
      <text:p text:style-name="Standard"><text:s text:c="4"/>{</text:p>
      <text:p text:style-name="Standard"><text:s text:c="8"/>printf("--\n");</text:p>
      <text:p text:style-name="Standard"><text:s text:c="4"/>}</text:p>
      <text:p text:style-name="Standard"><text:s text:c="4"/>if(bt[curr]==0)</text:p>
      <text:p text:style-name="Standard"><text:s text:c="4"/>{</text:p>
      <text:p text:style-name="Standard"><text:s text:c="8"/>t += tat[curr];</text:p>
      <text:p text:style-name="Standard"><text:s text:c="8"/>w += wt[curr]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enqueue(&amp;front,curr,bt[curr]);</text:p>
      <text:p text:style-name="Standard"><text:s text:c="4"/>}</text:p>
      <text:p text:style-name="Standard">}</text:p>
      <text:p text:style-name="Standard">void initialise()</text:p>
      <text:p text:style-name="Standard">{</text:p>
      <text:p text:style-name="Standard"><text:s text:c="4"/>for(int i=0;i&lt;n;i++)</text:p>
      <text:p text:style-name="Standard"><text:s text:c="4"/>{</text:p>
      <text:p text:style-name="Standard"><text:s text:c="8"/>wt[i]=-1;</text:p>
      <text:p text:style-name="Standard"><text:s text:c="8"/>p_done[i] = 0;</text:p>
      <text:p text:style-name="Standard"><text:s text:c="4"/>}</text:p>
      <text:p text:style-name="Standard">}</text:p>
      <text:p text:style-name="Standard">int alldone()</text:p>
      <text:p text:style-name="Standard">{</text:p>
      <text:p text:style-name="Standard"><text:s text:c="4"/>total=0;</text:p>
      <text:p text:style-name="Standard"><text:s text:c="4"/>for (int i=0;i&lt;n;i++)</text:p>
      <text:p text:style-name="Standard"><text:s text:c="4"/>{</text:p>
      <text:p text:style-name="Standard"><text:s text:c="8"/>if(p_done[i]==0)</text:p>
      <text:p text:style-name="Standard"><text:s text:c="12"/>return 0;</text:p>
      <text:p text:style-name="Standard"><text:s text:c="4"/>}</text:p>
      <text:p text:style-name="Standard"><text:s text:c="4"/>return 1;</text:p>
      <text:p text:style-name="Standard">}</text:p>
      <text:p text:style-name="Standard">Node* addprocess(int time)</text:p>
      <text:p text:style-name="Standard">{</text:p>
      <text:p text:style-name="Standard"><text:s text:c="4"/>for(int i = 0; i &lt; n; i++)</text:p>
      <text:p text:style-name="Standard"><text:s text:c="4"/>{</text:p>
      <text:p text:style-name="Standard"><text:s text:c="8"/>if(at[i] == time)</text:p>
      <text:p text:style-name="Standard"><text:s text:c="8"/>{</text:p>
      <text:p text:style-name="Standard"><text:s text:c="12"/>if(p_done[i] == 0)</text:p>
      <text:p text:style-name="Standard"><text:s text:c="12"/>{</text:p>
      <text:p text:style-name="Standard"><text:s text:c="16"/>enqueue(&amp;front,i,bt[i]);</text:p>
      <text:p text:style-name="Standard"><text:s text:c="16"/>p_done[i] = 1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front;</text:p>
      <text:p text:style-name="Standard">}</text:p>
      <text:p text:style-name="Standard">int main()</text:p>
      <text:p text:style-name="Standard">{</text:p>
      <text:p text:style-name="Standard"><text:soft-page-break/><text:s text:c="4"/>time = 0;</text:p>
      <text:p text:style-name="Standard"><text:s text:c="4"/>printf("Enter the number of processes: ");</text:p>
      <text:p text:style-name="Standard"><text:s text:c="4"/>scanf("%d",&amp;n);</text:p>
      <text:p text:style-name="Standard"><text:s text:c="4"/>for(int i = 0; i &lt; n; i++)</text:p>
      <text:p text:style-name="Standard"><text:s text:c="4"/>{</text:p>
      <text:p text:style-name="Standard"><text:s text:c="8"/>pid[i] = i + 1;</text:p>
      <text:p text:style-name="Standard"><text:s text:c="8"/>printf("Enter AT, BT of P%d: ",pid[i]);</text:p>
      <text:p text:style-name="Standard"><text:s text:c="8"/>scanf("%d",&amp;at[i]);</text:p>
      <text:p text:style-name="Standard"><text:s text:c="8"/>scanf("%d",&amp;bt[i]);</text:p>
      <text:p text:style-name="Standard"><text:s text:c="4"/>}</text:p>
      <text:p text:style-name="Standard"><text:s text:c="4"/>initialise();</text:p>
      <text:p text:style-name="Standard"><text:s text:c="4"/>printf("PID\t AT\t BT\t ST\t FT\t WT\t TAT\t RT\n");</text:p>
      <text:p text:style-name="Standard"><text:s text:c="4"/>front = addprocess(time);</text:p>
      <text:p text:style-name="Standard"><text:s text:c="4"/>if(front != NULL)</text:p>
      <text:p text:style-name="Standard"><text:s text:c="4"/>{</text:p>
      <text:p text:style-name="Standard"><text:s text:c="8"/>curr = front-&gt;data;</text:p>
      <text:p text:style-name="Standard"><text:s text:c="8"/>dequeue(&amp;front);</text:p>
      <text:p text:style-name="Standard"><text:s text:c="4"/>}</text:p>
      <text:p text:style-name="Standard"><text:s text:c="4"/>else curr = -1;</text:p>
      <text:p text:style-name="Standard"><text:s text:c="4"/>while(!alldone()||(front!=NULL)||curr!=-1)</text:p>
      <text:p text:style-name="Standard"><text:s text:c="4"/>{</text:p>
      <text:p text:style-name="Standard"><text:s text:c="8"/>if(curr != -1)</text:p>
      <text:p text:style-name="Standard"><text:s text:c="8"/>{</text:p>
      <text:p text:style-name="Standard"><text:s text:c="12"/>pt = time;</text:p>
      <text:p text:style-name="Standard"><text:s text:c="12"/>st[curr] = time;</text:p>
      <text:p text:style-name="Standard"><text:s text:c="12"/>printf("%d\t %d\t %d\t ",pid[curr],at[curr],bt[curr]);</text:p>
      <text:p text:style-name="Standard"><text:s text:c="12"/>pe[tot].id = pid[curr];</text:p>
      <text:p text:style-name="Standard"><text:s text:c="12"/>pe[tot].st = st[curr];</text:p>
      <text:p text:style-name="Standard"><text:s text:c="12"/>while(bt[curr]&gt;0)</text:p>
      <text:p text:style-name="Standard"><text:s text:c="12"/>{</text:p>
      <text:p text:style-name="Standard"><text:s text:c="16"/></text:p>
      <text:p text:style-name="Standard"><text:s text:c="16"/>time++;</text:p>
      <text:p text:style-name="Standard"><text:s text:c="16"/>bt[curr]--;</text:p>
      <text:p text:style-name="Standard"><text:s text:c="16"/>front = addprocess(time);</text:p>
      <text:p text:style-name="Standard"><text:s text:c="12"/>}</text:p>
      <text:p text:style-name="Standard"><text:s text:c="12"/>update(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time++;</text:p>
      <text:p text:style-name="Standard"><text:s text:c="12"/>front = addprocess(time);</text:p>
      <text:p text:style-name="Standard"><text:s text:c="8"/>}</text:p>
      <text:p text:style-name="Standard"><text:s text:c="8"/>if(front != NULL)</text:p>
      <text:p text:style-name="Standard"><text:s text:c="8"/>{</text:p>
      <text:p text:style-name="Standard"><text:s text:c="12"/>curr = front-&gt;data;</text:p>
      <text:p text:style-name="Standard"><text:s text:c="12"/>dequeue(&amp;front);</text:p>
      <text:p text:style-name="Standard"><text:s text:c="8"/>}</text:p>
      <text:p text:style-name="Standard"><text:s text:c="8"/>else curr = -1;</text:p>
      <text:p text:style-name="Standard"><text:s text:c="4"/>}</text:p>
      <text:p text:style-name="Standard"><text:s text:c="4"/>w/=n; t/=n; r/=n;</text:p>
      <text:p text:style-name="Standard"><text:soft-page-break/><text:s text:c="4"/>printf("Average: WT = %.2f TAT = %.2f RT = %.2f\n", w, t, r);</text:p>
      <text:p text:style-name="Standard"><text:s text:c="4"/>printf("Gantt chart:\n");</text:p>
      <text:p text:style-name="Standard"><text:s text:c="4"/>line(tot);</text:p>
      <text:p text:style-name="Standard"><text:s text:c="4"/>for(int i = 0; i &lt;= 2; i++)</text:p>
      <text:p text:style-name="Standard"><text:s text:c="4"/>{</text:p>
      <text:p text:style-name="Standard"><text:s text:c="8"/>if(i==1) { for(int j = 0; j &lt; tot; j++) printf("| <text:s text:c="3"/>P%d <text:s text:c="3"/>", pe[j].id); printf("|"); }</text:p>
      <text:p text:style-name="Standard"><text:s text:c="8"/>else { for(int j = 0; j &lt; tot; j++) printf("| <text:s text:c="9"/>"); printf("|"); }</text:p>
      <text:p text:style-name="Standard"><text:s text:c="8"/>printf("\n");</text:p>
      <text:p text:style-name="Standard"><text:s text:c="4"/>}</text:p>
      <text:p text:style-name="Standard"><text:s text:c="4"/>line(tot);</text:p>
      <text:p text:style-name="Standard"><text:s text:c="4"/>for(int i = 0; i &lt; tot; i++)</text:p>
      <text:p text:style-name="Standard"><text:s text:c="4"/>{</text:p>
      <text:p text:style-name="Standard"><text:s text:c="8"/>printf("%d <text:s text:c="8"/>%d ",pe[i].st,pe[i].ft);</text:p>
      <text:p text:style-name="Standard"><text:s text:c="4"/>}</text:p>
      <text:p text:style-name="Standard"><text:s text:c="4"/>printf("\n");</text:p>
      <text:p text:style-name="Standard">}</text:p>
      <text:p text:style-name="Standard"><text:s/>praveen@praveen$ gcc NPSJF.c -o NPSJF</text:p>
      <text:p text:style-name="Standard"><text:s/>praveen@praveen$ ./NPSJF</text:p>
      <text:p text:style-name="Standard">Enter the number of processes: 5</text:p>
      <text:p text:style-name="Standard">Enter AT, BT of P1: 1 8</text:p>
      <text:p text:style-name="Standard">Enter AT, BT of P2: 0 4</text:p>
      <text:p text:style-name="Standard">Enter AT, BT of P3: 0 2</text:p>
      <text:p text:style-name="Standard">Enter AT, BT of P4: 1 10</text:p>
      <text:p text:style-name="Standard">Enter AT, BT of P5: 25 2</text:p>
      <text:p text:style-name="Standard">PID<text:tab/> AT<text:tab/> BT<text:tab/> ST<text:tab/> FT<text:tab/> WT<text:tab/> TAT<text:tab/> RT</text:p>
      <text:p text:style-name="Standard">3<text:tab/> 0<text:tab/> 2<text:tab/> 0 <text:tab/> 2 <text:tab/> 0 <text:tab/>2<text:tab/>0</text:p>
      <text:p text:style-name="Standard">2<text:tab/> 0<text:tab/> 4<text:tab/> 2 <text:tab/> 6 <text:tab/> 2 <text:tab/>6<text:tab/>2</text:p>
      <text:p text:style-name="Standard">1<text:tab/> 1<text:tab/> 8<text:tab/> 6 <text:tab/> 14 <text:tab/> 5 <text:tab/>13<text:tab/>5</text:p>
      <text:p text:style-name="Standard">4<text:tab/> 1<text:tab/> 10<text:tab/> 14 <text:tab/> 24 <text:tab/> 13 <text:tab/>23<text:tab/>13</text:p>
      <text:p text:style-name="Standard">5<text:tab/> 25<text:tab/> 2<text:tab/> 25 <text:tab/> 27 <text:tab/> 0 <text:tab/>2<text:tab/>0</text:p>
      <text:p text:style-name="Standard">Average: WT = 4.00 TAT = 9.20 RT = 8.00</text:p>
      <text:p text:style-name="Standard">Gantt chart:</text:p>
      <text:p text:style-name="Standard">--------------------------------------------------------</text:p>
      <text:p text:style-name="Standard">| <text:s text:c="9"/>| <text:s text:c="9"/>| <text:s text:c="9"/>| <text:s text:c="9"/>| <text:s text:c="9"/>|</text:p>
      <text:p text:style-name="Standard">| <text:s text:c="3"/>P3 <text:s text:c="3"/>| <text:s text:c="3"/>P2 <text:s text:c="3"/>| <text:s text:c="3"/>P1 <text:s text:c="3"/>| <text:s text:c="3"/>P4 <text:s text:c="3"/>| <text:s text:c="3"/>P5 <text:s text:c="3"/>|</text:p>
      <text:p text:style-name="Standard">| <text:s text:c="9"/>| <text:s text:c="9"/>| <text:s text:c="9"/>| <text:s text:c="9"/>| <text:s text:c="9"/>|</text:p>
      <text:p text:style-name="Standard">--------------------------------------------------------</text:p>
      <text:p text:style-name="Standard">0 <text:s text:c="8"/>2 2 <text:s text:c="8"/>6 6 <text:s text:c="8"/>14 14 <text:s text:c="8"/>24 25 <text:s text:c="8"/>27 </text:p>
      <text:p text:style-name="Standard"><text:s/>praveen@praveen$ gcc PSJF cat PSJF.c</text:p>
      <text:p text:style-name="Standard">#include&lt;stdio.h&gt;</text:p>
      <text:p text:style-name="Standard">#include&lt;stdlib.h&gt;</text:p>
      <text:p text:style-name="Standard">typedef struct process {</text:p>
      <text:p text:style-name="Standard"><text:s text:c="4"/>int id;</text:p>
      <text:p text:style-name="Standard"><text:s text:c="4"/>int st, ft;</text:p>
      <text:p text:style-name="Standard">}Process;</text:p>
      <text:p text:style-name="Standard">Process pe[100];</text:p>
      <text:p text:style-name="Standard">int pid[10], at[10], bt[10], st[10], ft[10], tat[10], rt[10], wt[10];</text:p>
      <text:p text:style-name="Standard">int curr, n, p_done[10];</text:p>
      <text:p text:style-name="Standard">float pt = 0, w = 0, t = 0, r = 0, time = 0;</text:p>
      <text:p text:style-name="Standard">int total = 0, tot = 0;</text:p>
      <text:p text:style-name="Standard"><text:soft-page-break/>typedef struct node {</text:p>
      <text:p text:style-name="Standard"><text:s text:c="4"/>int data;</text:p>
      <text:p text:style-name="Standard"><text:s text:c="4"/>int bt;</text:p>
      <text:p text:style-name="Standard"><text:s text:c="4"/>struct node* next;</text:p>
      <text:p text:style-name="Standard">}Node;</text:p>
      <text:p text:style-name="Standard">Node *front = NULL;</text:p>
      <text:p text:style-name="Standard">Node *rear = NULL;</text:p>
      <text:p text:style-name="Standard">void line(int n)</text:p>
      <text:p text:style-name="Standard">{</text:p>
      <text:p text:style-name="Standard"><text:s text:c="4"/>for(int l = 0; l &lt; n; l++) for(int i = 0; i &lt; 11 + (1/(l+1)); i++) printf("-");</text:p>
      <text:p text:style-name="Standard"><text:s text:c="4"/>printf("\n");</text:p>
      <text:p text:style-name="Standard">}</text:p>
      <text:p text:style-name="Standard">Node* newNode(int d, int p)</text:p>
      <text:p text:style-name="Standard">{</text:p>
      <text:p text:style-name="Standard"><text:s text:c="4"/>Node *temp = (Node*)malloc(sizeof(Node));</text:p>
      <text:p text:style-name="Standard"><text:s text:c="4"/>temp-&gt;data = d;</text:p>
      <text:p text:style-name="Standard"><text:s text:c="4"/>temp-&gt;bt = p;</text:p>
      <text:p text:style-name="Standard"><text:s text:c="4"/>temp-&gt;next = NULL;</text:p>
      <text:p text:style-name="Standard"><text:s text:c="4"/>return temp;</text:p>
      <text:p text:style-name="Standard">}</text:p>
      <text:p text:style-name="Standard">void dequeue(Node** front)</text:p>
      <text:p text:style-name="Standard">{</text:p>
      <text:p text:style-name="Standard"><text:s text:c="4"/>Node* temp = *front;</text:p>
      <text:p text:style-name="Standard"><text:s text:c="4"/>(*front) = (*front)-&gt;next;</text:p>
      <text:p text:style-name="Standard"><text:s text:c="4"/>free(temp);</text:p>
      <text:p text:style-name="Standard">}</text:p>
      <text:p text:style-name="Standard">void enqueue(Node** front, int d, int p)</text:p>
      <text:p text:style-name="Standard">{</text:p>
      <text:p text:style-name="Standard"><text:s text:c="4"/>Node* start = (*front);</text:p>
      <text:p text:style-name="Standard"><text:s text:c="4"/>Node* temp = newNode(d, p);</text:p>
      <text:p text:style-name="Standard"><text:s text:c="4"/>if(start==NULL)</text:p>
      <text:p text:style-name="Standard"><text:s text:c="4"/>{</text:p>
      <text:p text:style-name="Standard"><text:s text:c="8"/>*front=temp;</text:p>
      <text:p text:style-name="Standard"><text:s text:c="4"/>}</text:p>
      <text:p text:style-name="Standard"><text:s text:c="4"/>else if ((*front)-&gt;bt &gt; p)</text:p>
      <text:p text:style-name="Standard"><text:s text:c="4"/>{</text:p>
      <text:p text:style-name="Standard"><text:s text:c="8"/>temp-&gt;next = *front;</text:p>
      <text:p text:style-name="Standard"><text:s text:c="8"/>(*front) = temp;</text:p>
      <text:p text:style-name="Standard"><text:s text:c="4"/>}</text:p>
      <text:p text:style-name="Standard"><text:s text:c="4"/>else {</text:p>
      <text:p text:style-name="Standard"><text:s text:c="8"/>while (start-&gt;next != NULL &amp;&amp; <text:s/>start-&gt;next-&gt;bt &lt;p)</text:p>
      <text:p text:style-name="Standard"><text:s text:c="8"/>{</text:p>
      <text:p text:style-name="Standard"><text:s text:c="12"/>start = start-&gt;next;</text:p>
      <text:p text:style-name="Standard"><text:s text:c="8"/>}</text:p>
      <text:p text:style-name="Standard"><text:s text:c="8"/>temp-&gt;next = start-&gt;next;</text:p>
      <text:p text:style-name="Standard"><text:s text:c="8"/>start-&gt;next = temp;</text:p>
      <text:p text:style-name="Standard"><text:s text:c="4"/>}</text:p>
      <text:p text:style-name="Standard">}</text:p>
      <text:p text:style-name="Standard">void update()</text:p>
      <text:p text:style-name="Standard">{</text:p>
      <text:p text:style-name="Standard"><text:soft-page-break/><text:s text:c="4"/>int flag = 0;</text:p>
      <text:p text:style-name="Standard"><text:s text:c="4"/>if(wt[curr] == -1)</text:p>
      <text:p text:style-name="Standard"><text:s text:c="4"/>{</text:p>
      <text:p text:style-name="Standard"><text:s text:c="8"/>wt[curr] = st[curr] - at[curr];</text:p>
      <text:p text:style-name="Standard"><text:s text:c="8"/>rt[curr] = st[curr] - at[curr];</text:p>
      <text:p text:style-name="Standard"><text:s text:c="8"/>r += rt[curr];</text:p>
      <text:p text:style-name="Standard"><text:s text:c="8"/>flag = 1;</text:p>
      <text:p text:style-name="Standard"><text:s text:c="4"/>}</text:p>
      <text:p text:style-name="Standard"><text:s text:c="4"/>else wt[curr] = wt[curr]+(pt-ft[curr]);</text:p>
      <text:p text:style-name="Standard"><text:s text:c="4"/>ft[curr] = time;</text:p>
      <text:p text:style-name="Standard"><text:s text:c="4"/>pe[tot].ft = ft[curr];</text:p>
      <text:p text:style-name="Standard"><text:s text:c="4"/>tot++;</text:p>
      <text:p text:style-name="Standard"><text:s text:c="4"/>printf("%d \t %d \t %d \t",st[curr],ft[curr],wt[curr]);</text:p>
      <text:p text:style-name="Standard"><text:s text:c="4"/>if(bt[curr]!=0)</text:p>
      <text:p text:style-name="Standard"><text:s text:c="4"/>{</text:p>
      <text:p text:style-name="Standard"><text:s text:c="8"/>printf("--\t");</text:p>
      <text:p text:style-name="Standard"><text:s text:c="8"/>p_done[curr] = 1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tat[curr] = ft[curr] - at[curr];</text:p>
      <text:p text:style-name="Standard"><text:s text:c="8"/>printf("%d\t",tat[curr]);</text:p>
      <text:p text:style-name="Standard"><text:s text:c="4"/>}</text:p>
      <text:p text:style-name="Standard"><text:s text:c="4"/>if(flag==1)</text:p>
      <text:p text:style-name="Standard"><text:s text:c="4"/>{</text:p>
      <text:p text:style-name="Standard"><text:s text:c="8"/>rt[curr] = st[curr] - at[curr];</text:p>
      <text:p text:style-name="Standard"><text:s text:c="8"/>r = r + rt[curr];</text:p>
      <text:p text:style-name="Standard"><text:s text:c="8"/>printf("%d\n",rt[curr]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--\n");</text:p>
      <text:p text:style-name="Standard"><text:s text:c="4"/>}</text:p>
      <text:p text:style-name="Standard"><text:s text:c="4"/>if(bt[curr]==0)</text:p>
      <text:p text:style-name="Standard"><text:s text:c="4"/>{</text:p>
      <text:p text:style-name="Standard"><text:s text:c="8"/>t += tat[curr];</text:p>
      <text:p text:style-name="Standard"><text:s text:c="8"/>w += wt[curr]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enqueue(&amp;front,curr,bt[curr]);</text:p>
      <text:p text:style-name="Standard"><text:s text:c="4"/>}</text:p>
      <text:p text:style-name="Standard">}</text:p>
      <text:p text:style-name="Standard">void initialise()</text:p>
      <text:p text:style-name="Standard">{</text:p>
      <text:p text:style-name="Standard"><text:s text:c="4"/>for(int i=0;i&lt;n;i++)</text:p>
      <text:p text:style-name="Standard"><text:s text:c="4"/>{</text:p>
      <text:p text:style-name="Standard"><text:s text:c="8"/>wt[i]=-1;</text:p>
      <text:p text:style-name="Standard"><text:s text:c="8"/>p_done[i] = 0;</text:p>
      <text:p text:style-name="Standard"><text:s text:c="4"/>}</text:p>
      <text:p text:style-name="Standard"><text:soft-page-break/>}</text:p>
      <text:p text:style-name="Standard">int alldone()</text:p>
      <text:p text:style-name="Standard">{</text:p>
      <text:p text:style-name="Standard"><text:s text:c="4"/>total=0;</text:p>
      <text:p text:style-name="Standard"><text:s text:c="4"/>for (int i=0;i&lt;n;i++)</text:p>
      <text:p text:style-name="Standard"><text:s text:c="4"/>{</text:p>
      <text:p text:style-name="Standard"><text:s text:c="8"/>if(p_done[i]==0)</text:p>
      <text:p text:style-name="Standard"><text:s text:c="12"/>return 0;</text:p>
      <text:p text:style-name="Standard"><text:s text:c="4"/>}</text:p>
      <text:p text:style-name="Standard"><text:s text:c="4"/>return 1;</text:p>
      <text:p text:style-name="Standard">}</text:p>
      <text:p text:style-name="Standard">Node* addprocess(int time)</text:p>
      <text:p text:style-name="Standard">{</text:p>
      <text:p text:style-name="Standard"><text:s text:c="4"/>for(int i = 0; i &lt; n; i++)</text:p>
      <text:p text:style-name="Standard"><text:s text:c="4"/>{</text:p>
      <text:p text:style-name="Standard"><text:s text:c="8"/>if(at[i] == time)</text:p>
      <text:p text:style-name="Standard"><text:s text:c="8"/>{</text:p>
      <text:p text:style-name="Standard"><text:s text:c="12"/>if(p_done[i] == 0)</text:p>
      <text:p text:style-name="Standard"><text:s text:c="12"/>{</text:p>
      <text:p text:style-name="Standard"><text:s text:c="16"/>enqueue(&amp;front,i,bt[i]);</text:p>
      <text:p text:style-name="Standard"><text:s text:c="16"/>p_done[i] = 1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front;</text:p>
      <text:p text:style-name="Standard">}</text:p>
      <text:p text:style-name="Standard">int main()</text:p>
      <text:p text:style-name="Standard">{</text:p>
      <text:p text:style-name="Standard"><text:s text:c="4"/>time = 0;</text:p>
      <text:p text:style-name="Standard"><text:s text:c="4"/>printf("Enter the number of processes: ");</text:p>
      <text:p text:style-name="Standard"><text:s text:c="4"/>scanf("%d",&amp;n);</text:p>
      <text:p text:style-name="Standard"><text:s text:c="4"/>for(int i = 0; i &lt; n; i++)</text:p>
      <text:p text:style-name="Standard"><text:s text:c="4"/>{</text:p>
      <text:p text:style-name="Standard"><text:s text:c="8"/>pid[i] = i + 1;</text:p>
      <text:p text:style-name="Standard"><text:s text:c="8"/>printf("Enter AT, BT of P%d: ",pid[i]);</text:p>
      <text:p text:style-name="Standard"><text:s text:c="8"/>scanf("%d",&amp;at[i]);</text:p>
      <text:p text:style-name="Standard"><text:s text:c="8"/>scanf("%d",&amp;bt[i]);</text:p>
      <text:p text:style-name="Standard"><text:s text:c="4"/>}</text:p>
      <text:p text:style-name="Standard"><text:s text:c="4"/>initialise();</text:p>
      <text:p text:style-name="Standard"><text:s text:c="4"/>printf("PID\t AT\t BT\t ST\t FT\t WT\t TAT\t RT\n");</text:p>
      <text:p text:style-name="Standard"><text:s text:c="4"/>front = addprocess(time);</text:p>
      <text:p text:style-name="Standard"><text:s text:c="4"/>if(front != NULL)</text:p>
      <text:p text:style-name="Standard"><text:s text:c="4"/>{</text:p>
      <text:p text:style-name="Standard"><text:s text:c="8"/>curr = front-&gt;data;</text:p>
      <text:p text:style-name="Standard"><text:s text:c="8"/>dequeue(&amp;front);</text:p>
      <text:p text:style-name="Standard"><text:s text:c="4"/>}</text:p>
      <text:p text:style-name="Standard"><text:s text:c="4"/>else curr = -1;</text:p>
      <text:p text:style-name="Standard"><text:s text:c="4"/>while(!alldone()||(front!=NULL)||curr!=-1)</text:p>
      <text:p text:style-name="Standard"><text:s text:c="4"/>{</text:p>
      <text:p text:style-name="Standard"><text:s text:c="8"/>if(curr != -1)</text:p>
      <text:p text:style-name="Standard"><text:soft-page-break/><text:s text:c="8"/>{</text:p>
      <text:p text:style-name="Standard"><text:s text:c="12"/>pt = time;</text:p>
      <text:p text:style-name="Standard"><text:s text:c="12"/>st[curr] = time;</text:p>
      <text:p text:style-name="Standard"><text:s text:c="12"/>printf("%d\t %d\t %d\t ",pid[curr],at[curr],bt[curr]);</text:p>
      <text:p text:style-name="Standard"><text:s text:c="12"/>pe[tot].id = pid[curr];</text:p>
      <text:p text:style-name="Standard"><text:s text:c="12"/>pe[tot].st = st[curr];</text:p>
      <text:p text:style-name="Standard"><text:s text:c="12"/>while(bt[curr]&gt;0)</text:p>
      <text:p text:style-name="Standard"><text:s text:c="12"/>{</text:p>
      <text:p text:style-name="Standard"><text:s text:c="16"/></text:p>
      <text:p text:style-name="Standard"><text:s text:c="16"/>time++;</text:p>
      <text:p text:style-name="Standard"><text:s text:c="16"/>bt[curr]--;</text:p>
      <text:p text:style-name="Standard"><text:s text:c="16"/>front = addprocess(time);</text:p>
      <text:p text:style-name="Standard"><text:s text:c="16"/>if(front != NULL &amp;&amp; bt[curr] &gt; bt[front-&gt;data])</text:p>
      <text:p text:style-name="Standard"><text:s text:c="20"/>break;</text:p>
      <text:p text:style-name="Standard"><text:s text:c="12"/>}</text:p>
      <text:p text:style-name="Standard"><text:s text:c="12"/>update(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time++;</text:p>
      <text:p text:style-name="Standard"><text:s text:c="12"/>front = addprocess(time);</text:p>
      <text:p text:style-name="Standard"><text:s text:c="8"/>}</text:p>
      <text:p text:style-name="Standard"><text:s text:c="8"/>if(front != NULL)</text:p>
      <text:p text:style-name="Standard"><text:s text:c="8"/>{</text:p>
      <text:p text:style-name="Standard"><text:s text:c="12"/>curr = front-&gt;data;</text:p>
      <text:p text:style-name="Standard"><text:s text:c="12"/>dequeue(&amp;front);</text:p>
      <text:p text:style-name="Standard"><text:s text:c="8"/>}</text:p>
      <text:p text:style-name="Standard"><text:s text:c="8"/>else curr = -1;</text:p>
      <text:p text:style-name="Standard"><text:s text:c="4"/>}</text:p>
      <text:p text:style-name="Standard"><text:s text:c="4"/>w/=n; t/=n; r/=n;</text:p>
      <text:p text:style-name="Standard"><text:s text:c="4"/>printf("Average: WT = %.2f TAT = %.2f RT = %.2f\n", w, t, r);</text:p>
      <text:p text:style-name="Standard"><text:s text:c="4"/>printf("Gantt chart:\n");</text:p>
      <text:p text:style-name="Standard"><text:s text:c="4"/>line(tot);</text:p>
      <text:p text:style-name="Standard"><text:s text:c="4"/>for(int i = 0; i &lt;= 2; i++)</text:p>
      <text:p text:style-name="Standard"><text:s text:c="4"/>{</text:p>
      <text:p text:style-name="Standard"><text:s text:c="8"/>if(i==1) { for(int j = 0; j &lt; tot; j++) printf("| <text:s text:c="3"/>P%d <text:s text:c="3"/>", pe[j].id); printf("|"); }</text:p>
      <text:p text:style-name="Standard"><text:s text:c="8"/>else { for(int j = 0; j &lt; tot; j++) printf("| <text:s text:c="9"/>"); printf("|"); }</text:p>
      <text:p text:style-name="Standard"><text:s text:c="8"/>printf("\n");</text:p>
      <text:p text:style-name="Standard"><text:s text:c="4"/>}</text:p>
      <text:p text:style-name="Standard"><text:s text:c="4"/>line(tot);</text:p>
      <text:p text:style-name="Standard"><text:s text:c="4"/>for(int i = 0; i &lt; tot; i++)</text:p>
      <text:p text:style-name="Standard"><text:s text:c="4"/>{</text:p>
      <text:p text:style-name="Standard"><text:s text:c="8"/>printf("%d <text:s text:c="8"/>%d ",pe[i].st,pe[i].ft);</text:p>
      <text:p text:style-name="Standard"><text:s text:c="4"/>}</text:p>
      <text:p text:style-name="Standard"><text:s text:c="4"/>printf("\n");</text:p>
      <text:p text:style-name="Standard">}</text:p>
      <text:p text:style-name="Standard"><text:s/>praveen@praveen$ gcc PSJF.c -o PSJF</text:p>
      <text:p text:style-name="Standard"><text:s/>praveen@praveen$ ./PSJF</text:p>
      <text:p text:style-name="Standard">Enter the number of processes: 6</text:p>
      <text:p text:style-name="Standard">Enter AT, BT of P1: 5</text:p>
      <text:p text:style-name="Standard"><text:soft-page-break/>10</text:p>
      <text:p text:style-name="Standard">Enter AT, BT of P2: 4 2</text:p>
      <text:p text:style-name="Standard">Enter AT, BT of P3: 0 20</text:p>
      <text:p text:style-name="Standard">Enter AT, BT of P4: 5 1</text:p>
      <text:p text:style-name="Standard">Enter AT, BT of P5: 11 10</text:p>
      <text:p text:style-name="Standard">Enter AT, BT of P6: 2 25</text:p>
      <text:p text:style-name="Standard">PID<text:tab/> AT<text:tab/> BT<text:tab/> ST<text:tab/> FT<text:tab/> WT<text:tab/> TAT<text:tab/> RT</text:p>
      <text:p text:style-name="Standard">3<text:tab/> 0<text:tab/> 20<text:tab/> 0 <text:tab/> 4 <text:tab/> 0 <text:tab/>--<text:tab/>0</text:p>
      <text:p text:style-name="Standard">2<text:tab/> 4<text:tab/> 2<text:tab/> 4 <text:tab/> 6 <text:tab/> 0 <text:tab/>2<text:tab/>0</text:p>
      <text:p text:style-name="Standard">4<text:tab/> 5<text:tab/> 1<text:tab/> 6 <text:tab/> 7 <text:tab/> 1 <text:tab/>2<text:tab/>1</text:p>
      <text:p text:style-name="Standard">1<text:tab/> 5<text:tab/> 10<text:tab/> 7 <text:tab/> 17 <text:tab/> 2 <text:tab/>12<text:tab/>2</text:p>
      <text:p text:style-name="Standard">5<text:tab/> 11<text:tab/> 10<text:tab/> 17 <text:tab/> 27 <text:tab/> 6 <text:tab/>16<text:tab/>6</text:p>
      <text:p text:style-name="Standard">3<text:tab/> 0<text:tab/> 16<text:tab/> 27 <text:tab/> 43 <text:tab/> 23 <text:tab/>43<text:tab/>--</text:p>
      <text:p text:style-name="Standard">6<text:tab/> 2<text:tab/> 25<text:tab/> 43 <text:tab/> 68 <text:tab/> 41 <text:tab/>66<text:tab/>41</text:p>
      <text:p text:style-name="Standard">Average: WT = 12.17 TAT = 23.50 RT = 16.67</text:p>
      <text:p text:style-name="Standard">Gantt chart:</text:p>
      <text:p text:style-name="Standard">------------------------------------------------------------------------------</text:p>
      <text:p text:style-name="Standard">| <text:s text:c="9"/>| <text:s text:c="9"/>| <text:s text:c="9"/>| <text:s text:c="9"/>| <text:s text:c="9"/>| <text:s text:c="9"/>| <text:s text:c="9"/>|</text:p>
      <text:p text:style-name="Standard">| <text:s text:c="3"/>P3 <text:s text:c="3"/>| <text:s text:c="3"/>P2 <text:s text:c="3"/>| <text:s text:c="3"/>P4 <text:s text:c="3"/>| <text:s text:c="3"/>P1 <text:s text:c="3"/>| <text:s text:c="3"/>P5 <text:s text:c="3"/>| <text:s text:c="3"/>P3 <text:s text:c="3"/>| <text:s text:c="3"/>P6 <text:s text:c="3"/>|</text:p>
      <text:p text:style-name="Standard">| <text:s text:c="9"/>| <text:s text:c="9"/>| <text:s text:c="9"/>| <text:s text:c="9"/>| <text:s text:c="9"/>| <text:s text:c="9"/>| <text:s text:c="9"/>|</text:p>
      <text:p text:style-name="Standard">------------------------------------------------------------------------------</text:p>
      <text:p text:style-name="Standard">0 <text:s text:c="8"/>4 4 <text:s text:c="8"/>6 6 <text:s text:c="8"/>7 7 <text:s text:c="8"/>17 17 <text:s text:c="8"/>27 27 <text:s text:c="8"/>43 43 <text:s text:c="8"/>68 </text:p>
      <text:p text:style-name="Standard"><text:s/>praveen@praveen$ cat <text:s/>PP.c</text:p>
      <text:p text:style-name="Standard">#include&lt;stdio.h&gt;</text:p>
      <text:p text:style-name="Standard">#include&lt;stdlib.h&gt;</text:p>
      <text:p text:style-name="Standard">typedef struct process {</text:p>
      <text:p text:style-name="Standard"><text:s text:c="4"/>int id;</text:p>
      <text:p text:style-name="Standard"><text:s text:c="4"/>int st, ft;</text:p>
      <text:p text:style-name="Standard">}Process;</text:p>
      <text:p text:style-name="Standard">Process pe[100];</text:p>
      <text:p text:style-name="Standard">int pid[10], at[10], bt[10], st[10], ft[10], tat[10], rt[10], wt[10],priority[10];</text:p>
      <text:p text:style-name="Standard">int curr, n, p_done[10];</text:p>
      <text:p text:style-name="Standard">float pt = 0, w = 0, t = 0, r = 0, time = 0;</text:p>
      <text:p text:style-name="Standard">int total = 0, tot = 0;</text:p>
      <text:p text:style-name="Standard">typedef struct node {</text:p>
      <text:p text:style-name="Standard"><text:s text:c="4"/>int data;</text:p>
      <text:p text:style-name="Standard"><text:s text:c="4"/>int bt;</text:p>
      <text:p text:style-name="Standard"><text:s text:c="4"/>struct node* next;</text:p>
      <text:p text:style-name="Standard">}Node;</text:p>
      <text:p text:style-name="Standard">Node *front = NULL;</text:p>
      <text:p text:style-name="Standard">Node *rear = NULL;</text:p>
      <text:p text:style-name="Standard">void line(int n)</text:p>
      <text:p text:style-name="Standard">{</text:p>
      <text:p text:style-name="Standard"><text:s text:c="4"/>for(int l = 0; l &lt; n; l++) for(int i = 0; i &lt; 11 + (1/(l+1)); i++) printf("-");</text:p>
      <text:p text:style-name="Standard"><text:s text:c="4"/>printf("\n");</text:p>
      <text:p text:style-name="Standard">}</text:p>
      <text:p text:style-name="Standard">Node* newNode(int d, int p)</text:p>
      <text:p text:style-name="Standard">{</text:p>
      <text:p text:style-name="Standard"><text:s text:c="4"/>Node *temp = (Node*)malloc(sizeof(Node));</text:p>
      <text:p text:style-name="Standard"><text:s text:c="4"/>temp-&gt;data = d;</text:p>
      <text:p text:style-name="Standard"><text:soft-page-break/><text:s text:c="4"/>temp-&gt;bt = p;</text:p>
      <text:p text:style-name="Standard"><text:s text:c="4"/>temp-&gt;next = NULL;</text:p>
      <text:p text:style-name="Standard"><text:s text:c="4"/>return temp;</text:p>
      <text:p text:style-name="Standard">}</text:p>
      <text:p text:style-name="Standard">void dequeue(Node** front)</text:p>
      <text:p text:style-name="Standard">{</text:p>
      <text:p text:style-name="Standard"><text:s text:c="4"/>Node* temp = *front;</text:p>
      <text:p text:style-name="Standard"><text:s text:c="4"/>(*front) = (*front)-&gt;next;</text:p>
      <text:p text:style-name="Standard"><text:s text:c="4"/>free(temp);</text:p>
      <text:p text:style-name="Standard">}</text:p>
      <text:p text:style-name="Standard">void enqueue(Node** front, int d, int p)</text:p>
      <text:p text:style-name="Standard">{</text:p>
      <text:p text:style-name="Standard"><text:s text:c="4"/>Node* start = (*front);</text:p>
      <text:p text:style-name="Standard"><text:s text:c="4"/>Node* temp = newNode(d, p);</text:p>
      <text:p text:style-name="Standard"><text:s text:c="4"/>if(start==NULL)</text:p>
      <text:p text:style-name="Standard"><text:s text:c="4"/>{</text:p>
      <text:p text:style-name="Standard"><text:s text:c="8"/>*front=temp;</text:p>
      <text:p text:style-name="Standard"><text:s text:c="4"/>}</text:p>
      <text:p text:style-name="Standard"><text:s text:c="4"/>else if ((*front)-&gt;bt &gt; p)</text:p>
      <text:p text:style-name="Standard"><text:s text:c="4"/>{</text:p>
      <text:p text:style-name="Standard"><text:s text:c="8"/>temp-&gt;next = *front;</text:p>
      <text:p text:style-name="Standard"><text:s text:c="8"/>(*front) = temp;</text:p>
      <text:p text:style-name="Standard"><text:s text:c="4"/>}</text:p>
      <text:p text:style-name="Standard"><text:s text:c="4"/>else {</text:p>
      <text:p text:style-name="Standard"><text:s text:c="8"/>while (start-&gt;next != NULL &amp;&amp; priority[start-&gt;next-&gt;data] &lt;p)</text:p>
      <text:p text:style-name="Standard"><text:s text:c="8"/>{</text:p>
      <text:p text:style-name="Standard"><text:s text:c="12"/>start = start-&gt;next;</text:p>
      <text:p text:style-name="Standard"><text:s text:c="8"/>}</text:p>
      <text:p text:style-name="Standard"><text:s text:c="8"/>temp-&gt;next = start-&gt;next;</text:p>
      <text:p text:style-name="Standard"><text:s text:c="8"/>start-&gt;next = temp;</text:p>
      <text:p text:style-name="Standard"><text:s text:c="4"/>}</text:p>
      <text:p text:style-name="Standard">}</text:p>
      <text:p text:style-name="Standard">void update()</text:p>
      <text:p text:style-name="Standard">{</text:p>
      <text:p text:style-name="Standard"><text:s text:c="4"/>int flag = 0;</text:p>
      <text:p text:style-name="Standard"><text:s text:c="4"/>if(wt[curr] == -1)</text:p>
      <text:p text:style-name="Standard"><text:s text:c="4"/>{</text:p>
      <text:p text:style-name="Standard"><text:s text:c="8"/>wt[curr] = st[curr] - at[curr];</text:p>
      <text:p text:style-name="Standard"><text:s text:c="8"/>rt[curr] = st[curr] - at[curr];</text:p>
      <text:p text:style-name="Standard"><text:s text:c="8"/>r += rt[curr];</text:p>
      <text:p text:style-name="Standard"><text:s text:c="8"/>flag = 1;</text:p>
      <text:p text:style-name="Standard"><text:s text:c="4"/>}</text:p>
      <text:p text:style-name="Standard"><text:s text:c="4"/>else wt[curr] = wt[curr]+(pt-ft[curr]);</text:p>
      <text:p text:style-name="Standard"><text:s text:c="4"/>ft[curr] = time;</text:p>
      <text:p text:style-name="Standard"><text:s text:c="4"/>pe[tot].ft = ft[curr];</text:p>
      <text:p text:style-name="Standard"><text:s text:c="4"/>tot++;</text:p>
      <text:p text:style-name="Standard"><text:s text:c="4"/>printf("%d \t %d \t %d \t",st[curr],ft[curr],wt[curr]);</text:p>
      <text:p text:style-name="Standard"><text:s text:c="4"/>if(bt[curr]!=0)</text:p>
      <text:p text:style-name="Standard"><text:s text:c="4"/>{</text:p>
      <text:p text:style-name="Standard"><text:s text:c="8"/>printf("--\t");</text:p>
      <text:p text:style-name="Standard"><text:soft-page-break/><text:s text:c="8"/>p_done[curr] = 1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tat[curr] = ft[curr] - at[curr];</text:p>
      <text:p text:style-name="Standard"><text:s text:c="8"/>printf("%d\t",tat[curr]);</text:p>
      <text:p text:style-name="Standard"><text:s text:c="4"/>}</text:p>
      <text:p text:style-name="Standard"><text:s text:c="4"/>if(flag==1)</text:p>
      <text:p text:style-name="Standard"><text:s text:c="4"/>{</text:p>
      <text:p text:style-name="Standard"><text:s text:c="8"/>rt[curr] = st[curr] - at[curr];</text:p>
      <text:p text:style-name="Standard"><text:s text:c="8"/>r = r + rt[curr];</text:p>
      <text:p text:style-name="Standard"><text:s text:c="8"/>printf("%d\n",rt[curr]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--\n");</text:p>
      <text:p text:style-name="Standard"><text:s text:c="4"/>}</text:p>
      <text:p text:style-name="Standard"><text:s text:c="4"/>if(bt[curr]==0)</text:p>
      <text:p text:style-name="Standard"><text:s text:c="4"/>{</text:p>
      <text:p text:style-name="Standard"><text:s text:c="8"/>t += tat[curr];</text:p>
      <text:p text:style-name="Standard"><text:s text:c="8"/>w += wt[curr]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enqueue(&amp;front,curr,bt[curr]);</text:p>
      <text:p text:style-name="Standard"><text:s text:c="4"/>}</text:p>
      <text:p text:style-name="Standard">}</text:p>
      <text:p text:style-name="Standard">void initialise()</text:p>
      <text:p text:style-name="Standard">{</text:p>
      <text:p text:style-name="Standard"><text:s text:c="4"/>for(int i=0;i&lt;n;i++)</text:p>
      <text:p text:style-name="Standard"><text:s text:c="4"/>{</text:p>
      <text:p text:style-name="Standard"><text:s text:c="8"/>wt[i]=-1;</text:p>
      <text:p text:style-name="Standard"><text:s text:c="8"/>p_done[i] = 0;</text:p>
      <text:p text:style-name="Standard"><text:s text:c="4"/>}</text:p>
      <text:p text:style-name="Standard">}</text:p>
      <text:p text:style-name="Standard">int alldone()</text:p>
      <text:p text:style-name="Standard">{</text:p>
      <text:p text:style-name="Standard"><text:s text:c="4"/>total=0;</text:p>
      <text:p text:style-name="Standard"><text:s text:c="4"/>for (int i=0;i&lt;n;i++)</text:p>
      <text:p text:style-name="Standard"><text:s text:c="4"/>{</text:p>
      <text:p text:style-name="Standard"><text:s text:c="8"/>if(p_done[i]==0)</text:p>
      <text:p text:style-name="Standard"><text:s text:c="12"/>return 0;</text:p>
      <text:p text:style-name="Standard"><text:s text:c="4"/>}</text:p>
      <text:p text:style-name="Standard"><text:s text:c="4"/>return 1;</text:p>
      <text:p text:style-name="Standard">}</text:p>
      <text:p text:style-name="Standard">Node* addprocess(int time)</text:p>
      <text:p text:style-name="Standard">{</text:p>
      <text:p text:style-name="Standard"><text:s text:c="4"/>for(int i = 0; i &lt; n; i++)</text:p>
      <text:p text:style-name="Standard"><text:s text:c="4"/>{</text:p>
      <text:p text:style-name="Standard"><text:s text:c="8"/>if(at[i] == time)</text:p>
      <text:p text:style-name="Standard"><text:soft-page-break/><text:s text:c="8"/>{</text:p>
      <text:p text:style-name="Standard"><text:s text:c="12"/>if(p_done[i] == 0)</text:p>
      <text:p text:style-name="Standard"><text:s text:c="12"/>{</text:p>
      <text:p text:style-name="Standard"><text:s text:c="16"/>enqueue(&amp;front,i,priority[i]);</text:p>
      <text:p text:style-name="Standard"><text:s text:c="16"/>p_done[i] = 1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front;</text:p>
      <text:p text:style-name="Standard">}</text:p>
      <text:p text:style-name="Standard">int main()</text:p>
      <text:p text:style-name="Standard">{</text:p>
      <text:p text:style-name="Standard"><text:s text:c="4"/>time = 0;</text:p>
      <text:p text:style-name="Standard"><text:s text:c="4"/>printf("Enter the number of processes: ");</text:p>
      <text:p text:style-name="Standard"><text:s text:c="4"/>scanf("%d",&amp;n);</text:p>
      <text:p text:style-name="Standard"><text:s text:c="4"/>for(int i = 0; i &lt; n; i++)</text:p>
      <text:p text:style-name="Standard"><text:s text:c="4"/>{</text:p>
      <text:p text:style-name="Standard"><text:s text:c="8"/>pid[i] = i + 1;</text:p>
      <text:p text:style-name="Standard"><text:s text:c="8"/>printf("Enter details of process %d ",pid[i]);</text:p>
      <text:p text:style-name="Standard"><text:s text:c="8"/>printf("\nEnter arrival time: ");</text:p>
      <text:p text:style-name="Standard"><text:s text:c="8"/>scanf("%d",&amp;at[i]);</text:p>
      <text:p text:style-name="Standard"><text:s text:c="8"/>printf("Enter burst time: ");</text:p>
      <text:p text:style-name="Standard"><text:s text:c="8"/>scanf("%d",&amp;bt[i]);</text:p>
      <text:p text:style-name="Standard"><text:s text:c="8"/>printf("Enter priority: ");</text:p>
      <text:p text:style-name="Standard"><text:s text:c="8"/>scanf("%d",&amp;priority[i]);</text:p>
      <text:p text:style-name="Standard"><text:s text:c="8"/></text:p>
      <text:p text:style-name="Standard"><text:s text:c="4"/>}</text:p>
      <text:p text:style-name="Standard"><text:s text:c="4"/>initialise();</text:p>
      <text:p text:style-name="Standard"><text:s text:c="4"/>printf("PID\t AT\t BT\tP\t ST\t FT\t WT\t TAT\t RT\n");</text:p>
      <text:p text:style-name="Standard"><text:s text:c="4"/>front = addprocess(time);</text:p>
      <text:p text:style-name="Standard"><text:s text:c="4"/>if(front != NULL)</text:p>
      <text:p text:style-name="Standard"><text:s text:c="4"/>{</text:p>
      <text:p text:style-name="Standard"><text:s text:c="8"/>curr = front-&gt;data;</text:p>
      <text:p text:style-name="Standard"><text:s text:c="8"/>dequeue(&amp;front);</text:p>
      <text:p text:style-name="Standard"><text:s text:c="4"/>}</text:p>
      <text:p text:style-name="Standard"><text:s text:c="4"/>else curr = -1;</text:p>
      <text:p text:style-name="Standard"><text:s text:c="4"/>while(!alldone()||(front!=NULL)||curr!=-1)</text:p>
      <text:p text:style-name="Standard"><text:s text:c="4"/>{</text:p>
      <text:p text:style-name="Standard"><text:s text:c="8"/>if(curr != -1)</text:p>
      <text:p text:style-name="Standard"><text:s text:c="8"/>{</text:p>
      <text:p text:style-name="Standard"><text:s text:c="12"/>pt = time;</text:p>
      <text:p text:style-name="Standard"><text:s text:c="12"/>st[curr] = time;</text:p>
      <text:p text:style-name="Standard"><text:s text:c="12"/>printf("%d\t %d\t %d\t %d\t",pid[curr],at[curr],bt[curr],priority[curr]);</text:p>
      <text:p text:style-name="Standard"><text:s text:c="12"/>pe[tot].id = pid[curr];</text:p>
      <text:p text:style-name="Standard"><text:s text:c="12"/>pe[tot].st = st[curr];</text:p>
      <text:p text:style-name="Standard"><text:s text:c="12"/>while(bt[curr]&gt;0)</text:p>
      <text:p text:style-name="Standard"><text:s text:c="12"/>{</text:p>
      <text:p text:style-name="Standard"><text:s text:c="16"/></text:p>
      <text:p text:style-name="Standard"><text:s text:c="16"/>time++;</text:p>
      <text:p text:style-name="Standard"><text:s text:c="16"/>bt[curr]--;</text:p>
      <text:p text:style-name="Standard"><text:soft-page-break/><text:s text:c="16"/>front = addprocess(time);</text:p>
      <text:p text:style-name="Standard"><text:s text:c="16"/>if(front != NULL &amp;&amp; priority[curr] &gt; priority[front-&gt;data])</text:p>
      <text:p text:style-name="Standard"><text:s text:c="20"/>break;</text:p>
      <text:p text:style-name="Standard"><text:s text:c="12"/>}</text:p>
      <text:p text:style-name="Standard"><text:s text:c="12"/>update(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time++;</text:p>
      <text:p text:style-name="Standard"><text:s text:c="12"/>front = addprocess(time);</text:p>
      <text:p text:style-name="Standard"><text:s text:c="8"/>}</text:p>
      <text:p text:style-name="Standard"><text:s text:c="8"/>if(front != NULL)</text:p>
      <text:p text:style-name="Standard"><text:s text:c="8"/>{</text:p>
      <text:p text:style-name="Standard"><text:s text:c="12"/>curr = front-&gt;data;</text:p>
      <text:p text:style-name="Standard"><text:s text:c="12"/>dequeue(&amp;front);</text:p>
      <text:p text:style-name="Standard"><text:s text:c="8"/>}</text:p>
      <text:p text:style-name="Standard"><text:s text:c="8"/>else curr = -1;</text:p>
      <text:p text:style-name="Standard"><text:s text:c="4"/>}</text:p>
      <text:p text:style-name="Standard"><text:s text:c="4"/>w/=n; t/=n; r/=n;</text:p>
      <text:p text:style-name="Standard"><text:s text:c="4"/>printf("Average: WT = %.2f TAT = %.2f RT = %.2f\n", w, t, r);</text:p>
      <text:p text:style-name="Standard"><text:s text:c="4"/>printf("Gantt chart:\n");</text:p>
      <text:p text:style-name="Standard"><text:s text:c="4"/>line(tot);</text:p>
      <text:p text:style-name="Standard"><text:s text:c="4"/>for(int i = 0; i &lt;= 2; i++)</text:p>
      <text:p text:style-name="Standard"><text:s text:c="4"/>{</text:p>
      <text:p text:style-name="Standard"><text:s text:c="8"/>if(i==1) { for(int j = 0; j &lt; tot; j++) printf("| <text:s text:c="3"/>P%d <text:s text:c="3"/>", pe[j].id); printf("|"); }</text:p>
      <text:p text:style-name="Standard"><text:s text:c="8"/>else { for(int j = 0; j &lt; tot; j++) printf("| <text:s text:c="9"/>"); printf("|"); }</text:p>
      <text:p text:style-name="Standard"><text:s text:c="8"/>printf("\n");</text:p>
      <text:p text:style-name="Standard"><text:s text:c="4"/>}</text:p>
      <text:p text:style-name="Standard"><text:s text:c="4"/>line(tot);</text:p>
      <text:p text:style-name="Standard"><text:s text:c="4"/>for(int i = 0; i &lt; tot; i++)</text:p>
      <text:p text:style-name="Standard"><text:s text:c="4"/>{</text:p>
      <text:p text:style-name="Standard"><text:s text:c="8"/>printf("%d <text:s text:c="8"/>%d ",pe[i].st,pe[i].ft);</text:p>
      <text:p text:style-name="Standard"><text:s text:c="4"/>}</text:p>
      <text:p text:style-name="Standard"><text:s text:c="4"/>printf("\n");</text:p>
      <text:p text:style-name="Standard">}</text:p>
      <text:p text:style-name="Standard"><text:s/>praveen@praveen$ gcc PP.c -o PP</text:p>
      <text:p text:style-name="Standard"><text:s/>praveen@praveen$ ./PP</text:p>
      <text:p text:style-name="Standard">Enter the number of processes: 5</text:p>
      <text:p text:style-name="Standard">Enter details of process 1 </text:p>
      <text:p text:style-name="Standard">Enter arrival time: 4</text:p>
      <text:p text:style-name="Standard">Enter burst time: 6</text:p>
      <text:p text:style-name="Standard">Enter priority: 8</text:p>
      <text:p text:style-name="Standard">Enter details of process 2 </text:p>
      <text:p text:style-name="Standard">Enter arrival time: 1</text:p>
      <text:p text:style-name="Standard">Enter burst time: 20</text:p>
      <text:p text:style-name="Standard">Enter priority: 6</text:p>
      <text:p text:style-name="Standard">Enter details of process 3 </text:p>
      <text:p text:style-name="Standard">Enter arrival time: 0</text:p>
      <text:p text:style-name="Standard">Enter burst time: 3</text:p>
      <text:p text:style-name="Standard">Enter priority: 7</text:p>
      <text:p text:style-name="Standard"><text:soft-page-break/>Enter details of process 4 </text:p>
      <text:p text:style-name="Standard">Enter arrival time: 10</text:p>
      <text:p text:style-name="Standard">Enter burst time: 7</text:p>
      <text:p text:style-name="Standard">Enter priority: 1</text:p>
      <text:p text:style-name="Standard">Enter details of process 5 </text:p>
      <text:p text:style-name="Standard">Enter arrival time: 0</text:p>
      <text:p text:style-name="Standard">Enter burst time: 7</text:p>
      <text:p text:style-name="Standard">Enter priority: 20</text:p>
      <text:p text:style-name="Standard">PID<text:tab/> AT<text:tab/> BT<text:tab/>P<text:tab/> ST<text:tab/> FT<text:tab/> WT<text:tab/> TAT<text:tab/> RT</text:p>
      <text:p text:style-name="Standard">3<text:tab/> 0<text:tab/> 3<text:tab/> 7<text:tab/>0 <text:tab/> 1 <text:tab/> 0 <text:tab/>--<text:tab/>0</text:p>
      <text:p text:style-name="Standard">3<text:tab/> 0<text:tab/> 2<text:tab/> 7<text:tab/>1 <text:tab/> 2 <text:tab/> 0 <text:tab/>--<text:tab/>--</text:p>
      <text:p text:style-name="Standard">3<text:tab/> 0<text:tab/> 1<text:tab/> 7<text:tab/>2 <text:tab/> 3 <text:tab/> 0 <text:tab/>3<text:tab/>--</text:p>
      <text:p text:style-name="Standard">2<text:tab/> 1<text:tab/> 20<text:tab/> 6<text:tab/>3 <text:tab/> 10 <text:tab/> 2 <text:tab/>--<text:tab/>2</text:p>
      <text:p text:style-name="Standard">4<text:tab/> 10<text:tab/> 7<text:tab/> 1<text:tab/>10 <text:tab/> 17 <text:tab/> 0 <text:tab/>7<text:tab/>0</text:p>
      <text:p text:style-name="Standard">1<text:tab/> 4<text:tab/> 6<text:tab/> 8<text:tab/>17 <text:tab/> 18 <text:tab/> 13 <text:tab/>--<text:tab/>13</text:p>
      <text:p text:style-name="Standard">1<text:tab/> 4<text:tab/> 5<text:tab/> 8<text:tab/>18 <text:tab/> 19 <text:tab/> 13 <text:tab/>--<text:tab/>--</text:p>
      <text:p text:style-name="Standard">1<text:tab/> 4<text:tab/> 4<text:tab/> 8<text:tab/>19 <text:tab/> 20 <text:tab/> 13 <text:tab/>--<text:tab/>--</text:p>
      <text:p text:style-name="Standard">1<text:tab/> 4<text:tab/> 3<text:tab/> 8<text:tab/>20 <text:tab/> 21 <text:tab/> 13 <text:tab/>--<text:tab/>--</text:p>
      <text:p text:style-name="Standard">1<text:tab/> 4<text:tab/> 2<text:tab/> 8<text:tab/>21 <text:tab/> 22 <text:tab/> 13 <text:tab/>--<text:tab/>--</text:p>
      <text:p text:style-name="Standard">1<text:tab/> 4<text:tab/> 1<text:tab/> 8<text:tab/>22 <text:tab/> 23 <text:tab/> 13 <text:tab/>19<text:tab/>--</text:p>
      <text:p text:style-name="Standard">2<text:tab/> 1<text:tab/> 13<text:tab/> 6<text:tab/>23 <text:tab/> 36 <text:tab/> 15 <text:tab/>35<text:tab/>--</text:p>
      <text:p text:style-name="Standard">5<text:tab/> 0<text:tab/> 7<text:tab/> 20<text:tab/>36 <text:tab/> 43 <text:tab/> 36 <text:tab/>43<text:tab/>36</text:p>
      <text:p text:style-name="Standard">Average: WT = 12.80 TAT = 21.40 RT = 20.40</text:p>
      <text:p text:style-name="Standard">Gantt chart:</text:p>
      <text:p text:style-name="Standard">------------------------------------------------------------------------------------------------------------------------------------------------</text:p>
      <text:p text:style-name="Standard"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</text:p>
      <text:p text:style-name="Standard">| <text:s text:c="3"/>P3 <text:s text:c="3"/>| <text:s text:c="3"/>P3 <text:s text:c="3"/>| <text:s text:c="3"/>P3 <text:s text:c="3"/>| <text:s text:c="3"/>P2 <text:s text:c="3"/>| <text:s text:c="3"/>P4 <text:s text:c="3"/>| <text:s text:c="3"/>P1 <text:s text:c="3"/>| <text:s text:c="3"/>P1 <text:s text:c="3"/>| <text:s text:c="3"/>P1 <text:s text:c="3"/>| <text:s text:c="3"/>P1 <text:s text:c="3"/>| <text:s text:c="3"/>P1 <text:s text:c="3"/>| <text:s text:c="3"/>P1 <text:s text:c="3"/>| <text:s text:c="3"/>P2 <text:s text:c="3"/>| <text:s text:c="3"/>P5 <text:s text:c="3"/>|</text:p>
      <text:p text:style-name="Standard"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</text:p>
      <text:p text:style-name="Standard">------------------------------------------------------------------------------------------------------------------------------------------------</text:p>
      <text:p text:style-name="Standard">0 <text:s text:c="8"/>1 1 <text:s text:c="8"/>2 2 <text:s text:c="8"/>3 3 <text:s text:c="8"/>10 10 <text:s text:c="8"/>17 17 <text:s text:c="8"/>18 18 <text:s text:c="8"/>19 19 <text:s text:c="8"/>20 20 <text:s text:c="8"/>21 21 <text:s text:c="8"/>22 22 <text:s text:c="8"/>23 23 <text:s text:c="8"/>36 36 <text:s text:c="8"/>43 </text:p>
      <text:p text:style-name="Standard"><text:s/>praveen@praveen$ cat NPP.c</text:p>
      <text:p text:style-name="Standard">#include&lt;stdio.h&gt;</text:p>
      <text:p text:style-name="Standard">typedef struct process</text:p>
      <text:p text:style-name="Standard">{</text:p>
      <text:p text:style-name="Standard"><text:s text:c="4"/>int id, p, v;</text:p>
      <text:p text:style-name="Standard"><text:s text:c="4"/>float at, bt, st, ft, wt, tat, rt;</text:p>
      <text:p text:style-name="Standard">}Process;</text:p>
      <text:p text:style-name="Standard">Process p[100];</text:p>
      <text:p text:style-name="Standard">int N = 0;</text:p>
      <text:p text:style-name="Standard">void line(int n)</text:p>
      <text:p text:style-name="Standard">{</text:p>
      <text:p text:style-name="Standard"><text:s text:c="4"/>for(int l = 0; l &lt; n; l++) for(int i = 0; i &lt; 11 + (1/(l+1)); i++) printf("-");</text:p>
      <text:p text:style-name="Standard"><text:s text:c="4"/>printf("\n");</text:p>
      <text:p text:style-name="Standard">}</text:p>
      <text:p text:style-name="Standard">void input()</text:p>
      <text:p text:style-name="Standard">{</text:p>
      <text:p text:style-name="Standard"><text:soft-page-break/><text:s text:c="4"/>printf("No. of processes: ");</text:p>
      <text:p text:style-name="Standard"><text:s text:c="4"/>while(N == 0) scanf("%d", &amp;N);</text:p>
      <text:p text:style-name="Standard"><text:s text:c="4"/>for(int i = 0; i &lt; N; i++)</text:p>
      <text:p text:style-name="Standard"><text:s text:c="4"/>{</text:p>
      <text:p text:style-name="Standard"><text:s text:c="8"/>printf("Enter AT, BT and P of P%d: ", i+1);</text:p>
      <text:p text:style-name="Standard"><text:s text:c="8"/>scanf("%f %f %d", &amp;(p[i].at), &amp;(p[i].bt), &amp;(p[i].p));</text:p>
      <text:p text:style-name="Standard"><text:s text:c="8"/>p[i].id = i + 1; p[i].v = 0;</text:p>
      <text:p text:style-name="Standard"><text:s text:c="4"/>}</text:p>
      <text:p text:style-name="Standard">}</text:p>
      <text:p text:style-name="Standard">void sort(Process p[], int r)</text:p>
      <text:p text:style-name="Standard">{</text:p>
      <text:p text:style-name="Standard"><text:s text:c="4"/>for(int i = 0; i &lt; r - 1; i++)</text:p>
      <text:p text:style-name="Standard"><text:s text:c="8"/>for(int j = 0; j &lt; r - 1; j++)</text:p>
      <text:p text:style-name="Standard"><text:s text:c="12"/>if(p[j].p &gt; p[j+1].p)</text:p>
      <text:p text:style-name="Standard"><text:s text:c="12"/>{</text:p>
      <text:p text:style-name="Standard"><text:s text:c="16"/>Process t = p[j];</text:p>
      <text:p text:style-name="Standard"><text:s text:c="16"/>p[j] = p[j+1];</text:p>
      <text:p text:style-name="Standard"><text:s text:c="16"/>p[j+1] = t;</text:p>
      <text:p text:style-name="Standard"><text:s text:c="12"/>}</text:p>
      <text:p text:style-name="Standard">}</text:p>
      <text:p text:style-name="Standard">void npp()</text:p>
      <text:p text:style-name="Standard">{</text:p>
      <text:p text:style-name="Standard"><text:s text:c="4"/>for(int i = 0; i &lt; N - 1; i++)</text:p>
      <text:p text:style-name="Standard"><text:s text:c="8"/>for(int j = 0; j &lt; N - 1; j++)</text:p>
      <text:p text:style-name="Standard"><text:s text:c="12"/>if(p[j].at &gt; p[j+1].at)</text:p>
      <text:p text:style-name="Standard"><text:s text:c="12"/>{</text:p>
      <text:p text:style-name="Standard"><text:s text:c="16"/>Process t = p[j];</text:p>
      <text:p text:style-name="Standard"><text:s text:c="16"/>p[j] = p[j+1];</text:p>
      <text:p text:style-name="Standard"><text:s text:c="16"/>p[j+1] = t;</text:p>
      <text:p text:style-name="Standard"><text:s text:c="12"/>}</text:p>
      <text:p text:style-name="Standard"><text:s text:c="4"/>float avgwt, avgtat, avgrt;</text:p>
      <text:p text:style-name="Standard"><text:s text:c="4"/>int c = 0, r = 0, ch = 0, i0 = 0;</text:p>
      <text:p text:style-name="Standard"><text:s text:c="4"/>Process q[N], pq[N];</text:p>
      <text:p text:style-name="Standard"><text:s text:c="4"/>q[0] = p[0];</text:p>
      <text:p text:style-name="Standard"><text:s text:c="4"/>pq[0] = p[0];</text:p>
      <text:p text:style-name="Standard"><text:s text:c="4"/>for(int i = 1; i &lt; N; i++) {</text:p>
      <text:p text:style-name="Standard"><text:s text:c="8"/>if(p[i].at &lt;= q[0].at &amp;&amp; p[i].p &lt; q[0].p)</text:p>
      <text:p text:style-name="Standard"><text:s text:c="8"/>{ <text:s text:c="3"/>q[0] = p[i]; i0 = i; }</text:p>
      <text:p text:style-name="Standard"><text:s text:c="4"/>}</text:p>
      <text:p text:style-name="Standard"><text:s text:c="4"/>p[i0].v = 1;</text:p>
      <text:p text:style-name="Standard"><text:s text:c="4"/>q[0].v = 1;</text:p>
      <text:p text:style-name="Standard"><text:s text:c="4"/>int t = q[0].at;</text:p>
      <text:p text:style-name="Standard"><text:s text:c="4"/>do</text:p>
      <text:p text:style-name="Standard"><text:s text:c="4"/>{</text:p>
      <text:p text:style-name="Standard"><text:s text:c="8"/>ch = 0;</text:p>
      <text:p text:style-name="Standard"><text:s text:c="8"/>if(c == 0) {</text:p>
      <text:p text:style-name="Standard"><text:s text:c="12"/>q[0].st = q[0].at;</text:p>
      <text:p text:style-name="Standard"><text:s text:c="12"/>q[0].ft = q[0].st + q[0].bt;</text:p>
      <text:p text:style-name="Standard"><text:s text:c="12"/>q[0].wt = 0;</text:p>
      <text:p text:style-name="Standard"><text:s text:c="12"/>q[0].rt = 0;</text:p>
      <text:p text:style-name="Standard"><text:soft-page-break/><text:s text:c="12"/>q[0].tat = q[0].bt;</text:p>
      <text:p text:style-name="Standard"><text:s text:c="12"/>t += q[0].bt;</text:p>
      <text:p text:style-name="Standard"><text:s text:c="12"/>c++;</text:p>
      <text:p text:style-name="Standard"><text:s text:c="12"/>ch = 1;</text:p>
      <text:p text:style-name="Standard"><text:s text:c="12"/>avgwt = 0; avgrt = 0; avgtat = q[0].tat;</text:p>
      <text:p text:style-name="Standard"><text:s text:c="8"/>}</text:p>
      <text:p text:style-name="Standard"><text:s text:c="8"/>else if(r &gt; 0) {</text:p>
      <text:p text:style-name="Standard"><text:s text:c="12"/>q[c] = pq[0];</text:p>
      <text:p text:style-name="Standard"><text:s text:c="12"/>q[c].st = (q[c].at &gt; q[c-1].ft) ? q[c].at : q[c-1].ft;</text:p>
      <text:p text:style-name="Standard"><text:s text:c="12"/>q[c].ft = q[c].st + q[c].bt;</text:p>
      <text:p text:style-name="Standard"><text:s text:c="12"/>q[c].wt = q[c].st - q[c].at;</text:p>
      <text:p text:style-name="Standard"><text:s text:c="12"/>q[c].rt = q[c].wt;</text:p>
      <text:p text:style-name="Standard"><text:s text:c="12"/>q[c].tat = q[c].ft - q[c].at;</text:p>
      <text:p text:style-name="Standard"><text:s text:c="12"/>t += q[c].bt;</text:p>
      <text:p text:style-name="Standard"><text:s text:c="12"/>c++;</text:p>
      <text:p text:style-name="Standard"><text:s text:c="12"/>ch = 1;</text:p>
      <text:p text:style-name="Standard"><text:s text:c="12"/>avgwt += q[c-1].wt; avgrt += q[c-1].rt; avgtat += q[c-1].tat;</text:p>
      <text:p text:style-name="Standard"><text:s text:c="8"/>}</text:p>
      <text:p text:style-name="Standard"><text:s text:c="8"/>if(ch == 0) t++;</text:p>
      <text:p text:style-name="Standard"><text:s text:c="8"/>if(ch == 1 &amp;&amp; c &gt; 0) {</text:p>
      <text:p text:style-name="Standard"><text:s text:c="12"/>for(int i = 1; i &lt; r; i++) {</text:p>
      <text:p text:style-name="Standard"><text:s text:c="16"/>pq[i-1] = pq[i];</text:p>
      <text:p text:style-name="Standard"><text:s text:c="12"/>}</text:p>
      <text:p text:style-name="Standard"><text:s text:c="12"/>if(r &gt; 0) r--;</text:p>
      <text:p text:style-name="Standard"><text:s text:c="8"/>}</text:p>
      <text:p text:style-name="Standard"><text:s text:c="8"/>for(int i = 0; i &lt; N; i++)</text:p>
      <text:p text:style-name="Standard"><text:s text:c="8"/>{</text:p>
      <text:p text:style-name="Standard"><text:s text:c="12"/>if(p[i].v == 0 &amp;&amp; p[i].at &lt;= t) {</text:p>
      <text:p text:style-name="Standard"><text:s text:c="16"/>p[i].v = 1;</text:p>
      <text:p text:style-name="Standard"><text:s text:c="16"/>pq[r] = p[i];</text:p>
      <text:p text:style-name="Standard"><text:s text:c="16"/>r++;</text:p>
      <text:p text:style-name="Standard"><text:s text:c="12"/>}</text:p>
      <text:p text:style-name="Standard"><text:s text:c="8"/>}</text:p>
      <text:p text:style-name="Standard"><text:s text:c="8"/>sort(pq,r);</text:p>
      <text:p text:style-name="Standard"><text:s text:c="4"/>}while(c &lt; N);</text:p>
      <text:p text:style-name="Standard"><text:s text:c="4"/>printf("\nNPP Scheduling:\nPID \t P \t AT \t BT \t ST \t FT \t WT \t TAT \t RT\n");</text:p>
      <text:p text:style-name="Standard"><text:s text:c="4"/>avgwt/=N; avgtat/=N; avgrt/=N;</text:p>
      <text:p text:style-name="Standard"><text:s text:c="4"/>for(int i = 0; i &lt; N; i++)</text:p>
      <text:p text:style-name="Standard"><text:s text:c="4"/>{</text:p>
      <text:p text:style-name="Standard"><text:s text:c="8"/>printf("P %d \t %d \t %.2f \t %.2f \t %.2f \t %.2f \t %.2f \t %.2f \t %.2f", q[i].id, q[i].p, q[i].at, q[i].bt, q[i].st, q[i].ft, q[i].wt, q[i].tat, q[i].rt);</text:p>
      <text:p text:style-name="Standard"><text:s text:c="8"/>printf("\n");</text:p>
      <text:p text:style-name="Standard"><text:s text:c="4"/>}</text:p>
      <text:p text:style-name="Standard"><text:s text:c="4"/>printf("Average: WT = %3.2f TAT = %3.2f RT = %3.2f\n\n", avgwt, avgtat, avgrt);</text:p>
      <text:p text:style-name="Standard"><text:s text:c="4"/>printf("Gantt chart:\n");</text:p>
      <text:p text:style-name="Standard"><text:s text:c="4"/>line(N);</text:p>
      <text:p text:style-name="Standard"><text:s text:c="4"/>for(int i = 0; i &lt;= 2; i++)</text:p>
      <text:p text:style-name="Standard"><text:s text:c="4"/>{</text:p>
      <text:p text:style-name="Standard"><text:s text:c="8"/>if(i==1) { for(int j = 0; j &lt; N; j++) printf("| <text:s text:c="3"/>P%d <text:s text:c="3"/>", q[j].id); printf("|"); }</text:p>
      <text:p text:style-name="Standard"><text:s text:c="8"/>else { for(int j = 0; j &lt; N; j++) printf("| <text:s text:c="9"/>"); printf("|"); }</text:p>
      <text:p text:style-name="Standard"><text:soft-page-break/><text:s text:c="8"/>printf("\n");</text:p>
      <text:p text:style-name="Standard"><text:s text:c="4"/>}</text:p>
      <text:p text:style-name="Standard"><text:s text:c="4"/>line(N);</text:p>
      <text:p text:style-name="Standard"><text:s text:c="4"/>for(int i = 0; i &lt; N; i++)</text:p>
      <text:p text:style-name="Standard"><text:s text:c="4"/>{</text:p>
      <text:p text:style-name="Standard"><text:s text:c="8"/>printf("%.1f <text:s text:c="4"/>%.1f ",q[i].st,q[i].ft);</text:p>
      <text:p text:style-name="Standard"><text:s text:c="4"/>}</text:p>
      <text:p text:style-name="Standard"><text:s text:c="4"/>printf("\n");</text:p>
      <text:p text:style-name="Standard">}</text:p>
      <text:p text:style-name="Standard">int main()</text:p>
      <text:p text:style-name="Standard">{</text:p>
      <text:p text:style-name="Standard"><text:s text:c="4"/>input();</text:p>
      <text:p text:style-name="Standard"><text:s text:c="4"/>npp();</text:p>
      <text:p text:style-name="Standard">}</text:p>
      <text:p text:style-name="Standard"/>
      <text:p text:style-name="Standard"><text:s/>praveen@praveen$ gcc NPP.c -o NPP</text:p>
      <text:p text:style-name="Standard"><text:s/>praveen@praveen$ ./NPP</text:p>
      <text:p text:style-name="Standard">No. of processes: 7</text:p>
      <text:p text:style-name="Standard">Enter AT, BT and P of P1: 0 20 6</text:p>
      <text:p text:style-name="Standard">Enter AT, BT and P of P2: 6 4 8</text:p>
      <text:p text:style-name="Standard">Enter AT, BT and P of P3: 2 30 4</text:p>
      <text:p text:style-name="Standard">Enter AT, BT and P of P4: 6 1 9</text:p>
      <text:p text:style-name="Standard">Enter AT, BT and P of P5: 0 6 5</text:p>
      <text:p text:style-name="Standard">Enter AT, BT and P of P6: 10 20 1</text:p>
      <text:p text:style-name="Standard">Enter AT, BT and P of P7: 7 2 2</text:p>
      <text:p text:style-name="Standard"/>
      <text:p text:style-name="Standard">NPP Scheduling:</text:p>
      <text:p text:style-name="Standard">PID <text:tab/> P <text:tab/> AT <text:tab/> BT <text:tab/> ST <text:tab/> FT <text:tab/> WT <text:tab/> TAT <text:tab/> RT</text:p>
      <text:p text:style-name="Standard">P 5 <text:tab/> 5 <text:tab/> 0.00 <text:tab/> 6.00 <text:tab/> 0.00 <text:tab/> 6.00 <text:tab/> 0.00 <text:tab/> 6.00 <text:tab/> 0.00</text:p>
      <text:p text:style-name="Standard">P 3 <text:tab/> 4 <text:tab/> 2.00 <text:tab/> 30.00 <text:tab/> 6.00 <text:tab/> 36.00 <text:tab/> 4.00 <text:tab/> 34.00 <text:tab/> 4.00</text:p>
      <text:p text:style-name="Standard">P 6 <text:tab/> 1 <text:tab/> 10.00 <text:tab/> 20.00 <text:tab/> 36.00 <text:tab/> 56.00 <text:tab/> 26.00 <text:tab/> 46.00 <text:tab/> 26.00</text:p>
      <text:p text:style-name="Standard">P 7 <text:tab/> 2 <text:tab/> 7.00 <text:tab/> 2.00 <text:tab/> 56.00 <text:tab/> 58.00 <text:tab/> 49.00 <text:tab/> 51.00 <text:tab/> 49.00</text:p>
      <text:p text:style-name="Standard">P 1 <text:tab/> 6 <text:tab/> 0.00 <text:tab/> 20.00 <text:tab/> 58.00 <text:tab/> 78.00 <text:tab/> 58.00 <text:tab/> 78.00 <text:tab/> 58.00</text:p>
      <text:p text:style-name="Standard">P 2 <text:tab/> 8 <text:tab/> 6.00 <text:tab/> 4.00 <text:tab/> 78.00 <text:tab/> 82.00 <text:tab/> 72.00 <text:tab/> 76.00 <text:tab/> 72.00</text:p>
      <text:p text:style-name="Standard">P 4 <text:tab/> 9 <text:tab/> 6.00 <text:tab/> 1.00 <text:tab/> 82.00 <text:tab/> 83.00 <text:tab/> 76.00 <text:tab/> 77.00 <text:tab/> 76.00</text:p>
      <text:p text:style-name="Standard">Average: WT = 40.71 TAT = 52.57 RT = 40.71</text:p>
      <text:p text:style-name="Standard"/>
      <text:p text:style-name="Standard">Gantt chart:</text:p>
      <text:p text:style-name="Standard">------------------------------------------------------------------------------</text:p>
      <text:p text:style-name="Standard">| <text:s text:c="9"/>| <text:s text:c="9"/>| <text:s text:c="9"/>| <text:s text:c="9"/>| <text:s text:c="9"/>| <text:s text:c="9"/>| <text:s text:c="9"/>|</text:p>
      <text:p text:style-name="Standard">| <text:s text:c="3"/>P5 <text:s text:c="3"/>| <text:s text:c="3"/>P3 <text:s text:c="3"/>| <text:s text:c="3"/>P6 <text:s text:c="3"/>| <text:s text:c="3"/>P7 <text:s text:c="3"/>| <text:s text:c="3"/>P1 <text:s text:c="3"/>| <text:s text:c="3"/>P2 <text:s text:c="3"/>| <text:s text:c="3"/>P4 <text:s text:c="3"/>|</text:p>
      <text:p text:style-name="Standard">| <text:s text:c="9"/>| <text:s text:c="9"/>| <text:s text:c="9"/>| <text:s text:c="9"/>| <text:s text:c="9"/>| <text:s text:c="9"/>| <text:s text:c="9"/>|</text:p>
      <text:p text:style-name="Standard">------------------------------------------------------------------------------</text:p>
      <text:p text:style-name="Standard">0.0 <text:s text:c="4"/>6.0 6.0 <text:s text:c="4"/>36.0 36.0 <text:s text:c="4"/>56.0 56.0 <text:s text:c="4"/>58.0 58.0 <text:s text:c="4"/>78.0 78.0 <text:s text:c="4"/>82.0 82.0 <text:s text:c="4"/>83.0 </text:p>
      <text:p text:style-name="Standard"><text:s/>praveen@praveen$ cat RR.c</text:p>
      <text:p text:style-name="Standard">#include&lt;stdio.h&gt;</text:p>
      <text:p text:style-name="Standard">typedef struct process</text:p>
      <text:p text:style-name="Standard">{</text:p>
      <text:p text:style-name="Standard"><text:s text:c="4"/>int id;</text:p>
      <text:p text:style-name="Standard"><text:s text:c="4"/>float at, bt, st, ft, wt, tat, rt;</text:p>
      <text:p text:style-name="Standard"><text:soft-page-break/>}Process;</text:p>
      <text:p text:style-name="Standard">Process p[100], pe[100];</text:p>
      <text:p text:style-name="Standard">int N = 0, ts = 1;</text:p>
      <text:p text:style-name="Standard">void line(int n)</text:p>
      <text:p text:style-name="Standard">{</text:p>
      <text:p text:style-name="Standard"><text:s text:c="4"/>for(int l = 0; l &lt; n; l++) for(int i = 0; i &lt; 11 + (1/(l+1)); i++) printf("-");</text:p>
      <text:p text:style-name="Standard"><text:s text:c="4"/>printf("\n");</text:p>
      <text:p text:style-name="Standard">}</text:p>
      <text:p text:style-name="Standard">void input()</text:p>
      <text:p text:style-name="Standard">{</text:p>
      <text:p text:style-name="Standard"><text:s text:c="4"/>printf("No. of processes: ");</text:p>
      <text:p text:style-name="Standard"><text:s text:c="4"/>while(N == 0) scanf("%d", &amp;N);</text:p>
      <text:p text:style-name="Standard"><text:s text:c="4"/>for(int i = 0; i &lt; N; i++)</text:p>
      <text:p text:style-name="Standard"><text:s text:c="4"/>{</text:p>
      <text:p text:style-name="Standard"><text:s text:c="8"/>printf("Enter AT and BT of P%d: ", i+1);</text:p>
      <text:p text:style-name="Standard"><text:s text:c="8"/>scanf("%f %f", &amp;(p[i].at), &amp;(p[i].bt));</text:p>
      <text:p text:style-name="Standard"><text:s text:c="8"/>p[i].id = i + 1;</text:p>
      <text:p text:style-name="Standard"><text:s text:c="4"/>}</text:p>
      <text:p text:style-name="Standard"><text:s text:c="4"/>printf("Time slice: ");</text:p>
      <text:p text:style-name="Standard"><text:s text:c="4"/>scanf("%d", &amp;ts);</text:p>
      <text:p text:style-name="Standard">}</text:p>
      <text:p text:style-name="Standard">void rr()</text:p>
      <text:p text:style-name="Standard">{</text:p>
      <text:p text:style-name="Standard"><text:s text:c="4"/>for(int i = 0; i &lt; N - 1; i++)</text:p>
      <text:p text:style-name="Standard"><text:s text:c="8"/>for(int j = 0; j &lt; N - 1; j++)</text:p>
      <text:p text:style-name="Standard"><text:s text:c="12"/>if(p[j].at &gt; p[j+1].at)</text:p>
      <text:p text:style-name="Standard"><text:s text:c="12"/>{</text:p>
      <text:p text:style-name="Standard"><text:s text:c="16"/>Process t = p[j];</text:p>
      <text:p text:style-name="Standard"><text:s text:c="16"/>p[j] = p[j+1];</text:p>
      <text:p text:style-name="Standard"><text:s text:c="16"/>p[j+1] = t;</text:p>
      <text:p text:style-name="Standard"><text:s text:c="12"/>}</text:p>
      <text:p text:style-name="Standard"><text:s text:c="4"/>float avgwt, avgtat, avgrt;</text:p>
      <text:p text:style-name="Standard"><text:s text:c="4"/>int tot = 0, c = N, qn = 1, t = p[0].at, V[100] = {0}, cc = 0;</text:p>
      <text:p text:style-name="Standard"><text:s text:c="4"/>Process qu[N];</text:p>
      <text:p text:style-name="Standard"><text:s text:c="4"/>qu[0] = p[0];</text:p>
      <text:p text:style-name="Standard"><text:s text:c="4"/>pe[0] = p[0];</text:p>
      <text:p text:style-name="Standard"><text:s text:c="4"/>while(c != 0) {</text:p>
      <text:p text:style-name="Standard"><text:s text:c="8"/>cc = 0;</text:p>
      <text:p text:style-name="Standard"><text:s text:c="8"/>for(int i = qn; i &lt; N; i++)</text:p>
      <text:p text:style-name="Standard"><text:s text:c="8"/>{</text:p>
      <text:p text:style-name="Standard"><text:s text:c="12"/>if(p[i].at &lt;= t) {</text:p>
      <text:p text:style-name="Standard"><text:s text:c="16"/>qu[qn] = p[i];</text:p>
      <text:p text:style-name="Standard"><text:s text:c="16"/>qn++;</text:p>
      <text:p text:style-name="Standard"><text:s text:c="12"/>}</text:p>
      <text:p text:style-name="Standard"><text:s text:c="8"/>}</text:p>
      <text:p text:style-name="Standard"><text:s text:c="8"/>for(int i = 0; i &lt; qn; i++)</text:p>
      <text:p text:style-name="Standard"><text:s text:c="8"/>{</text:p>
      <text:p text:style-name="Standard"><text:s text:c="12"/>if(V[i] != -1) {</text:p>
      <text:p text:style-name="Standard"><text:s text:c="16"/>pe[tot].id = qu[i].id;</text:p>
      <text:p text:style-name="Standard"><text:s text:c="16"/>pe[tot].at = qu[i].at;</text:p>
      <text:p text:style-name="Standard"><text:soft-page-break/><text:s text:c="16"/>pe[tot].bt = qu[i].bt;</text:p>
      <text:p text:style-name="Standard"><text:s text:c="16"/>if(tot == 0) {</text:p>
      <text:p text:style-name="Standard"><text:s text:c="20"/>pe[tot].st = qu[i].at;</text:p>
      <text:p text:style-name="Standard"><text:s text:c="20"/>pe[tot].ft = (qu[i].bt &gt; ts) ? (qu[i].at + ts) : (qu[i].at + qu[i].bt);</text:p>
      <text:p text:style-name="Standard"><text:s text:c="20"/>qu[i].bt -= ts;</text:p>
      <text:p text:style-name="Standard"><text:s text:c="20"/>pe[tot].wt = 0;</text:p>
      <text:p text:style-name="Standard"><text:s text:c="20"/>pe[tot].rt = 0;</text:p>
      <text:p text:style-name="Standard"><text:s text:c="20"/>if(qu[i].bt &lt;= 0) pe[tot].tat = pe[tot].ft - pe[tot].at;</text:p>
      <text:p text:style-name="Standard"><text:s text:c="20"/>else pe[tot].tat = -1;</text:p>
      <text:p text:style-name="Standard"><text:s text:c="20"/>if(pe[tot].tat != -1) qu[i].tat = pe[tot].tat;</text:p>
      <text:p text:style-name="Standard"><text:s text:c="20"/>if(pe[tot].rt != -1) qu[i].rt = pe[tot].rt;</text:p>
      <text:p text:style-name="Standard"><text:s text:c="20"/>qu[i].wt = 0;</text:p>
      <text:p text:style-name="Standard"><text:s text:c="20"/>qu[i].ft = pe[tot].ft;</text:p>
      <text:p text:style-name="Standard"><text:s text:c="20"/>V[i] = 1;</text:p>
      <text:p text:style-name="Standard"><text:s text:c="20"/>if(qu[i].bt &lt;= 0){ V[i] = -1; c--;}</text:p>
      <text:p text:style-name="Standard"><text:s text:c="16"/>}</text:p>
      <text:p text:style-name="Standard"><text:s text:c="16"/>else {</text:p>
      <text:p text:style-name="Standard"><text:s text:c="20"/>if(pe[tot].at &lt;= pe[tot-1].ft) pe[tot].st = pe[tot-1].ft;</text:p>
      <text:p text:style-name="Standard"><text:s text:c="20"/>else pe[tot].st = pe[tot].at;</text:p>
      <text:p text:style-name="Standard"><text:s text:c="20"/>pe[tot].ft = (qu[i].bt &gt; ts) ? (pe[tot].st + ts) : (pe[tot].st + qu[i].bt);</text:p>
      <text:p text:style-name="Standard"><text:s text:c="20"/>qu[i].bt -= ts;</text:p>
      <text:p text:style-name="Standard"><text:s text:c="20"/>if(V[i] == 1) pe[tot].wt = qu[i].wt + (pe[tot].st - qu[i].ft);</text:p>
      <text:p text:style-name="Standard"><text:s text:c="20"/>else pe[tot].wt = pe[tot].st - pe[tot].at;</text:p>
      <text:p text:style-name="Standard"><text:s text:c="20"/>if(V[i] == 0) pe[tot].rt = pe[tot].st - pe[tot].at;</text:p>
      <text:p text:style-name="Standard"><text:s text:c="20"/>else pe[tot].rt = -1;</text:p>
      <text:p text:style-name="Standard"><text:s text:c="20"/>if(qu[i].bt &lt;= 0) pe[tot].tat = pe[tot].ft - pe[tot].at;</text:p>
      <text:p text:style-name="Standard"><text:s text:c="20"/>else pe[tot].tat = -1;</text:p>
      <text:p text:style-name="Standard"><text:s text:c="20"/>qu[i].ft = pe[tot].ft;</text:p>
      <text:p text:style-name="Standard"><text:s text:c="20"/>qu[i].wt = pe[tot].wt;</text:p>
      <text:p text:style-name="Standard"><text:s text:c="20"/>if(pe[tot].tat != -1) qu[i].tat = pe[tot].tat;</text:p>
      <text:p text:style-name="Standard"><text:s text:c="20"/>if(pe[tot].rt != -1) qu[i].rt = pe[tot].rt;</text:p>
      <text:p text:style-name="Standard"><text:s text:c="20"/>V[i] = 1;</text:p>
      <text:p text:style-name="Standard"><text:s text:c="20"/>if(qu[i].bt &lt;= 0){ V[i] = -1; c--;}</text:p>
      <text:p text:style-name="Standard"><text:s text:c="16"/>}</text:p>
      <text:p text:style-name="Standard"><text:s text:c="16"/>tot++; t+= ts; cc = 1;</text:p>
      <text:p text:style-name="Standard"><text:s text:c="12"/>}</text:p>
      <text:p text:style-name="Standard"><text:s text:c="12"/>for(int i = qn; i &lt; N; i++)</text:p>
      <text:p text:style-name="Standard"><text:s text:c="12"/>{</text:p>
      <text:p text:style-name="Standard"><text:s text:c="16"/>if(p[i].at &lt;= t) {</text:p>
      <text:p text:style-name="Standard"><text:s text:c="20"/>qu[qn] = p[i];</text:p>
      <text:p text:style-name="Standard"><text:s text:c="20"/>qn++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if(cc == 0) t += 1;</text:p>
      <text:p text:style-name="Standard"><text:s text:c="4"/>}</text:p>
      <text:p text:style-name="Standard"><text:s text:c="4"/>printf("\nRR Scheduling:\nPID \t AT \t BT \t ST \t FT \t WT \t TAT \t RT\n");</text:p>
      <text:p text:style-name="Standard"><text:s text:c="4"/>for(int i = 0; i &lt; tot; i++) {</text:p>
      <text:p text:style-name="Standard"><text:s text:c="8"/>if(pe[i].tat != -1) {</text:p>
      <text:p text:style-name="Standard"><text:s text:c="12"/>avgtat += pe[i].tat;</text:p>
      <text:p text:style-name="Standard"><text:soft-page-break/><text:s text:c="12"/>avgwt += pe[i].wt;</text:p>
      <text:p text:style-name="Standard"><text:s text:c="8"/>}</text:p>
      <text:p text:style-name="Standard"><text:s text:c="8"/>if(pe[i].rt &gt; 0) avgrt += pe[i].rt;</text:p>
      <text:p text:style-name="Standard"><text:s text:c="4"/>}</text:p>
      <text:p text:style-name="Standard"><text:s text:c="4"/>avgwt/=N; avgtat/=N; avgrt/=N;</text:p>
      <text:p text:style-name="Standard"><text:s text:c="4"/>for(int i = 0; i &lt; tot; i++)</text:p>
      <text:p text:style-name="Standard"><text:s text:c="4"/>{</text:p>
      <text:p text:style-name="Standard"><text:s text:c="8"/>printf("P %d \t %.2f \t %.2f \t %.2f \t %.2f \t ", pe[i].id, pe[i].at, pe[i].bt, pe[i].st, pe[i].ft);</text:p>
      <text:p text:style-name="Standard"><text:s text:c="8"/>if(pe[i].wt &lt; 0)</text:p>
      <text:p text:style-name="Standard"><text:s text:c="8"/>{</text:p>
      <text:p text:style-name="Standard"><text:s text:c="12"/>printf("-- \t ");</text:p>
      <text:p text:style-name="Standard"><text:s text:c="8"/>}</text:p>
      <text:p text:style-name="Standard"><text:s text:c="8"/>else {</text:p>
      <text:p text:style-name="Standard"><text:s text:c="12"/>printf("%.2f \t ",pe[i].wt);</text:p>
      <text:p text:style-name="Standard"><text:s text:c="8"/>}</text:p>
      <text:p text:style-name="Standard"><text:s text:c="8"/>if(pe[i].tat &lt; 0)</text:p>
      <text:p text:style-name="Standard"><text:s text:c="8"/>{</text:p>
      <text:p text:style-name="Standard"><text:s text:c="12"/>printf("-- \t ");</text:p>
      <text:p text:style-name="Standard"><text:s text:c="8"/>}</text:p>
      <text:p text:style-name="Standard"><text:s text:c="8"/>else {</text:p>
      <text:p text:style-name="Standard"><text:s text:c="12"/>printf("%.2f \t ",pe[i].tat);</text:p>
      <text:p text:style-name="Standard"><text:s text:c="8"/>}</text:p>
      <text:p text:style-name="Standard"><text:s text:c="8"/>if(pe[i].rt &lt; 0)</text:p>
      <text:p text:style-name="Standard"><text:s text:c="8"/>{</text:p>
      <text:p text:style-name="Standard"><text:s text:c="12"/>printf("-- \t ");</text:p>
      <text:p text:style-name="Standard"><text:s text:c="8"/>}</text:p>
      <text:p text:style-name="Standard"><text:s text:c="8"/>else {</text:p>
      <text:p text:style-name="Standard"><text:s text:c="12"/>printf("%.2f \t ",pe[i].rt);</text:p>
      <text:p text:style-name="Standard"><text:s text:c="8"/>}</text:p>
      <text:p text:style-name="Standard"><text:s text:c="8"/>printf("\n");</text:p>
      <text:p text:style-name="Standard"><text:s text:c="4"/>}</text:p>
      <text:p text:style-name="Standard"><text:s text:c="4"/>printf("Average: WT = %3.2f TAT = %3.2f RT = %3.2f\n\n", avgwt, avgtat, avgrt);</text:p>
      <text:p text:style-name="Standard"><text:s text:c="4"/>printf("Gantt chart:\n");</text:p>
      <text:p text:style-name="Standard"><text:s text:c="4"/>line(tot);</text:p>
      <text:p text:style-name="Standard"><text:s text:c="4"/>for(int i = 0; i &lt;= 2; i++)</text:p>
      <text:p text:style-name="Standard"><text:s text:c="4"/>{</text:p>
      <text:p text:style-name="Standard"><text:s text:c="8"/>if(i==1) { for(int j = 0; j &lt; tot; j++) printf("| <text:s text:c="3"/>P%d <text:s text:c="3"/>", pe[j].id); printf("|"); }</text:p>
      <text:p text:style-name="Standard"><text:s text:c="8"/>else { for(int j = 0; j &lt; tot; j++) printf("| <text:s text:c="9"/>"); printf("|"); }</text:p>
      <text:p text:style-name="Standard"><text:s text:c="8"/>printf("\n");</text:p>
      <text:p text:style-name="Standard"><text:s text:c="4"/>}</text:p>
      <text:p text:style-name="Standard"><text:s text:c="4"/>line(tot);</text:p>
      <text:p text:style-name="Standard"><text:s text:c="4"/>for(int i = 0; i &lt; tot; i++)</text:p>
      <text:p text:style-name="Standard"><text:s text:c="4"/>{</text:p>
      <text:p text:style-name="Standard"><text:s text:c="8"/>printf("%.1f <text:s text:c="4"/>%.1f ",pe[i].st,pe[i].ft);</text:p>
      <text:p text:style-name="Standard"><text:s text:c="4"/>}</text:p>
      <text:p text:style-name="Standard"><text:s text:c="4"/>printf("\n");</text:p>
      <text:p text:style-name="Standard">}</text:p>
      <text:p text:style-name="Standard">int main()</text:p>
      <text:p text:style-name="Standard">{</text:p>
      <text:p text:style-name="Standard"><text:s text:c="4"/>input();</text:p>
      <text:p text:style-name="Standard"><text:soft-page-break/><text:s text:c="4"/>rr();</text:p>
      <text:p text:style-name="Standard">}</text:p>
      <text:p text:style-name="Standard"><text:s/>praveen@praveen$ gcc RR.c -o RR</text:p>
      <text:p text:style-name="Standard"><text:s/>praveen@praveen$ / / ./RR</text:p>
      <text:p text:style-name="Standard">No. of processes: 7</text:p>
      <text:p text:style-name="Standard">Enter AT and BT of P1: 0 10</text:p>
      <text:p text:style-name="Standard">Enter AT and BT of P2: 4 15</text:p>
      <text:p text:style-name="Standard">Enter AT and BT of P3: 5 7</text:p>
      <text:p text:style-name="Standard">Enter AT and BT of P4: 2 <text:s/>30</text:p>
      <text:p text:style-name="Standard">Enter AT and BT of P5: 14 20</text:p>
      <text:p text:style-name="Standard">Enter AT and BT of P6: 20 10</text:p>
      <text:p text:style-name="Standard">Enter AT and BT of P7: 24 2</text:p>
      <text:p text:style-name="Standard">Time slice: 4</text:p>
      <text:p text:style-name="Standard"/>
      <text:p text:style-name="Standard">RR Scheduling:</text:p>
      <text:p text:style-name="Standard">PID <text:tab/> AT <text:tab/> BT <text:tab/> ST <text:tab/> FT <text:tab/> WT <text:tab/> TAT <text:tab/> RT</text:p>
      <text:p text:style-name="Standard">P 1 <text:tab/> 0.00 <text:tab/> 10.00 <text:tab/> 0.00 <text:tab/> 4.00 <text:tab/> 0.00 <text:tab/> -- <text:tab/> 0.00 <text:tab/> </text:p>
      <text:p text:style-name="Standard">P 4 <text:tab/> 2.00 <text:tab/> 30.00 <text:tab/> 4.00 <text:tab/> 8.00 <text:tab/> 2.00 <text:tab/> -- <text:tab/> 2.00 <text:tab/> </text:p>
      <text:p text:style-name="Standard">P 2 <text:tab/> 4.00 <text:tab/> 15.00 <text:tab/> 8.00 <text:tab/> 12.00 <text:tab/> 4.00 <text:tab/> -- <text:tab/> 4.00 <text:tab/> </text:p>
      <text:p text:style-name="Standard">P 3 <text:tab/> 5.00 <text:tab/> 7.00 <text:tab/> 12.00 <text:tab/> 16.00 <text:tab/> 7.00 <text:tab/> -- <text:tab/> 7.00 <text:tab/> </text:p>
      <text:p text:style-name="Standard">P 5 <text:tab/> 14.00 <text:tab/> 20.00 <text:tab/> 16.00 <text:tab/> 20.00 <text:tab/> 2.00 <text:tab/> -- <text:tab/> 2.00 <text:tab/> </text:p>
      <text:p text:style-name="Standard">P 6 <text:tab/> 20.00 <text:tab/> 10.00 <text:tab/> 20.00 <text:tab/> 24.00 <text:tab/> 0.00 <text:tab/> -- <text:tab/> 0.00 <text:tab/> </text:p>
      <text:p text:style-name="Standard">P 7 <text:tab/> 24.00 <text:tab/> 2.00 <text:tab/> 24.00 <text:tab/> 26.00 <text:tab/> 0.00 <text:tab/> 2.00 <text:tab/> 0.00 <text:tab/> </text:p>
      <text:p text:style-name="Standard">P 1 <text:tab/> 0.00 <text:tab/> 6.00 <text:tab/> 26.00 <text:tab/> 30.00 <text:tab/> 22.00 <text:tab/> -- <text:tab/> -- <text:tab/> </text:p>
      <text:p text:style-name="Standard">P 4 <text:tab/> 2.00 <text:tab/> 26.00 <text:tab/> 30.00 <text:tab/> 34.00 <text:tab/> 24.00 <text:tab/> -- <text:tab/> -- <text:tab/> </text:p>
      <text:p text:style-name="Standard">P 2 <text:tab/> 4.00 <text:tab/> 11.00 <text:tab/> 34.00 <text:tab/> 38.00 <text:tab/> 26.00 <text:tab/> -- <text:tab/> -- <text:tab/> </text:p>
      <text:p text:style-name="Standard">P 3 <text:tab/> 5.00 <text:tab/> 3.00 <text:tab/> 38.00 <text:tab/> 41.00 <text:tab/> 29.00 <text:tab/> 36.00 <text:tab/> -- <text:tab/> </text:p>
      <text:p text:style-name="Standard">P 5 <text:tab/> 14.00 <text:tab/> 16.00 <text:tab/> 41.00 <text:tab/> 45.00 <text:tab/> 23.00 <text:tab/> -- <text:tab/> -- <text:tab/> </text:p>
      <text:p text:style-name="Standard">P 6 <text:tab/> 20.00 <text:tab/> 6.00 <text:tab/> 45.00 <text:tab/> 49.00 <text:tab/> 21.00 <text:tab/> -- <text:tab/> -- <text:tab/> </text:p>
      <text:p text:style-name="Standard">P 1 <text:tab/> 0.00 <text:tab/> 2.00 <text:tab/> 49.00 <text:tab/> 51.00 <text:tab/> 41.00 <text:tab/> 51.00 <text:tab/> -- <text:tab/> </text:p>
      <text:p text:style-name="Standard">P 4 <text:tab/> 2.00 <text:tab/> 22.00 <text:tab/> 51.00 <text:tab/> 55.00 <text:tab/> 41.00 <text:tab/> -- <text:tab/> -- <text:tab/> </text:p>
      <text:p text:style-name="Standard">P 2 <text:tab/> 4.00 <text:tab/> 7.00 <text:tab/> 55.00 <text:tab/> 59.00 <text:tab/> 43.00 <text:tab/> -- <text:tab/> -- <text:tab/> </text:p>
      <text:p text:style-name="Standard">P 5 <text:tab/> 14.00 <text:tab/> 12.00 <text:tab/> 59.00 <text:tab/> 63.00 <text:tab/> 37.00 <text:tab/> -- <text:tab/> -- <text:tab/> </text:p>
      <text:p text:style-name="Standard">P 6 <text:tab/> 20.00 <text:tab/> 2.00 <text:tab/> 63.00 <text:tab/> 65.00 <text:tab/> 35.00 <text:tab/> 45.00 <text:tab/> -- <text:tab/> </text:p>
      <text:p text:style-name="Standard">P 4 <text:tab/> 2.00 <text:tab/> 18.00 <text:tab/> 65.00 <text:tab/> 69.00 <text:tab/> 51.00 <text:tab/> -- <text:tab/> -- <text:tab/> </text:p>
      <text:p text:style-name="Standard">P 2 <text:tab/> 4.00 <text:tab/> 3.00 <text:tab/> 69.00 <text:tab/> 72.00 <text:tab/> 53.00 <text:tab/> 68.00 <text:tab/> -- <text:tab/> </text:p>
      <text:p text:style-name="Standard">P 5 <text:tab/> 14.00 <text:tab/> 8.00 <text:tab/> 72.00 <text:tab/> 76.00 <text:tab/> 46.00 <text:tab/> -- <text:tab/> -- <text:tab/> </text:p>
      <text:p text:style-name="Standard">P 4 <text:tab/> 2.00 <text:tab/> 14.00 <text:tab/> 76.00 <text:tab/> 80.00 <text:tab/> 58.00 <text:tab/> -- <text:tab/> -- <text:tab/> </text:p>
      <text:p text:style-name="Standard">P 5 <text:tab/> 14.00 <text:tab/> 4.00 <text:tab/> 80.00 <text:tab/> 84.00 <text:tab/> 50.00 <text:tab/> 70.00 <text:tab/> -- <text:tab/> </text:p>
      <text:p text:style-name="Standard">P 4 <text:tab/> 2.00 <text:tab/> 10.00 <text:tab/> 84.00 <text:tab/> 88.00 <text:tab/> 62.00 <text:tab/> -- <text:tab/> -- <text:tab/> </text:p>
      <text:p text:style-name="Standard">P 4 <text:tab/> 2.00 <text:tab/> 6.00 <text:tab/> 88.00 <text:tab/> 92.00 <text:tab/> 62.00 <text:tab/> -- <text:tab/> -- <text:tab/> </text:p>
      <text:p text:style-name="Standard">P 4 <text:tab/> 2.00 <text:tab/> 2.00 <text:tab/> 92.00 <text:tab/> 94.00 <text:tab/> 62.00 <text:tab/> 92.00 <text:tab/> -- <text:tab/> </text:p>
      <text:p text:style-name="Standard">Average: WT = 38.57 TAT = 52.00 RT = 2.1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<text:soft-page-break/>Gantt chart:</text:p>
      <text:p text:style-name="Standard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Standard"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</text:p>
      <text:p text:style-name="Standard">| <text:s text:c="3"/>P1 <text:s text:c="3"/>| <text:s text:c="3"/>P4 <text:s text:c="3"/>| <text:s text:c="3"/>P2 <text:s text:c="3"/>| <text:s text:c="3"/>P3 <text:s text:c="3"/>| <text:s text:c="3"/>P5 <text:s text:c="3"/>| <text:s text:c="3"/>P6 <text:s text:c="3"/>| <text:s text:c="3"/>P7 <text:s text:c="3"/>| <text:s text:c="3"/>P1 <text:s text:c="3"/>| <text:s text:c="3"/>P4 <text:s text:c="3"/>| <text:s text:c="3"/>P2 <text:s text:c="3"/>| <text:s text:c="3"/>P3 <text:s text:c="3"/>| <text:s text:c="3"/>P5 <text:s text:c="3"/>| <text:s text:c="3"/>P6 <text:s text:c="3"/>| <text:s text:c="3"/>P1 <text:s text:c="3"/>| <text:s text:c="3"/>P4 <text:s text:c="3"/>| <text:s text:c="3"/>P2 <text:s text:c="3"/>| <text:s text:c="3"/>P5 <text:s text:c="3"/>| <text:s text:c="3"/>P6 <text:s text:c="3"/>| <text:s text:c="3"/>P4 <text:s text:c="3"/>| <text:s text:c="3"/>P2 <text:s text:c="3"/>| <text:s text:c="3"/>P5 <text:s text:c="3"/>| <text:s text:c="3"/>P4 <text:s text:c="3"/>| <text:s text:c="3"/>P5 <text:s text:c="3"/>| <text:s text:c="3"/>P4 <text:s text:c="3"/>| <text:s text:c="3"/>P4 <text:s text:c="3"/>| <text:s text:c="3"/>P4 <text:s text:c="3"/>|</text:p>
      <text:p text:style-name="Standard"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 <text:s text:c="9"/>|</text:p>
      <text:p text:style-name="Standard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Standard">0.0 <text:s text:c="4"/>4.0 4.0 <text:s text:c="4"/>8.0 8.0 <text:s text:c="4"/>12.0 12.0 <text:s text:c="4"/>16.0 16.0 <text:s text:c="4"/>20.0 20.0 <text:s text:c="4"/>24.0 24.0 <text:s text:c="4"/>26.0 26.0 <text:s text:c="4"/>30.0 30.0 <text:s text:c="4"/>34.0 34.0 <text:s text:c="4"/>38.0 38.0 <text:s text:c="4"/>41.0 41.0 <text:s text:c="4"/>45.0 45.0 <text:s text:c="4"/>49.0 49.0 <text:s text:c="4"/>51.0 51.0 <text:s text:c="4"/>55.0 55.0 <text:s text:c="4"/>59.0 59.0 <text:s text:c="4"/>63.0 63.0 <text:s text:c="4"/>65.0 65.0 <text:s text:c="4"/>69.0 69.0 <text:s text:c="4"/>72.0 72.0 <text:s text:c="4"/>76.0 76.0 <text:s text:c="4"/>80.0 80.0 <text:s text:c="4"/>84.0 84.0 <text:s text:c="4"/>88.0 88.0 <text:s text:c="4"/>92.0 92.0 <text:s text:c="4"/>94.0 </text:p>
      <text:p text:style-name="P1"><text:s/>praveen@praveen$ <text:s/>exit</text:p>
      <text:p text:style-name="Standard"/>
      <text:p text:style-name="Standard"/>
      <text:p text:style-name="Standard">Script done on 2019-03-03 19:43:33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12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9:45:00.773410807</meta:creation-date>
    <dc:date>2019-03-03T19:57:54.552751142</dc:date>
    <meta:editing-duration>PT12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5" meta:paragraph-count="1188" meta:word-count="4630" meta:character-count="32156" meta:non-whitespace-character-count="19916"/>
  </office:meta>
</office:document-meta>
</file>